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1.465cm"/>
    </style:style>
    <style:style style:name="co2" style:family="table-column">
      <style:table-column-properties fo:break-before="auto" style:column-width="4.411cm"/>
    </style:style>
    <style:style style:name="co3" style:family="table-column">
      <style:table-column-properties fo:break-before="auto" style:column-width="23.372cm"/>
    </style:style>
    <style:style style:name="co4" style:family="table-column">
      <style:table-column-properties fo:break-before="auto" style:column-width="20.946cm"/>
    </style:style>
    <style:style style:name="co5" style:family="table-column">
      <style:table-column-properties fo:break-before="auto" style:column-width="7.336cm"/>
    </style:style>
    <style:style style:name="co6" style:family="table-column">
      <style:table-column-properties fo:break-before="auto" style:column-width="3.485cm"/>
    </style:style>
    <style:style style:name="co7" style:family="table-column">
      <style:table-column-properties fo:break-before="auto" style:column-width="3.785cm"/>
    </style:style>
    <style:style style:name="co8" style:family="table-column">
      <style:table-column-properties fo:break-before="auto" style:column-width="6.673cm"/>
    </style:style>
    <style:style style:name="co9"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2.422cm" fo:break-before="auto" style:use-optimal-row-height="true"/>
    </style:style>
    <style:style style:name="ro5" style:family="table-row">
      <style:table-row-properties style:row-height="4.791cm" fo:break-before="auto" style:use-optimal-row-height="true"/>
    </style:style>
    <style:style style:name="ro6" style:family="table-row">
      <style:table-row-properties style:row-height="4.396cm" fo:break-before="auto" style:use-optimal-row-height="true"/>
    </style:style>
    <style:style style:name="ro7" style:family="table-row">
      <style:table-row-properties style:row-height="2.817cm" fo:break-before="auto" style:use-optimal-row-height="true"/>
    </style:style>
    <style:style style:name="ro8" style:family="table-row">
      <style:table-row-properties style:row-height="2.027cm" fo:break-before="auto" style:use-optimal-row-height="true"/>
    </style:style>
    <style:style style:name="ro9" style:family="table-row">
      <style:table-row-properties style:row-height="1.632cm" fo:break-before="auto" style:use-optimal-row-height="true"/>
    </style:style>
    <style:style style:name="ro10" style:family="table-row">
      <style:table-row-properties style:row-height="5.186cm" fo:break-before="auto" style:use-optimal-row-height="true"/>
    </style:style>
    <style:style style:name="ro11" style:family="table-row">
      <style:table-row-properties style:row-height="3.21cm" fo:break-before="auto" style:use-optimal-row-height="true"/>
    </style:style>
    <style:style style:name="ro12" style:family="table-row">
      <style:table-row-properties style:row-height="3.60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2b2b2"/>
    </style:style>
    <style:style style:name="ce2" style:family="table-cell" style:parent-style-name="Default">
      <style:table-cell-properties fo:background-color="#ffff00"/>
    </style:style>
    <style:style style:name="ce3" style:family="table-cell" style:parent-style-name="Default">
      <style:table-cell-properties fo:background-color="transparent"/>
    </style:style>
    <style:style style:name="ce7" style:family="table-cell" style:parent-style-name="Default">
      <style:table-cell-properties fo:background-color="#00a933"/>
    </style:style>
    <style:style style:name="ce8" style:family="table-cell" style:parent-style-name="Default">
      <style:table-cell-properties fo:background-color="#ff0000"/>
    </style:style>
    <style:style style:name="ce4" style:family="table-cell" style:parent-style-name="Default">
      <style:text-properties fo:language="zxx" fo:country="none" style:language-asian="zxx" style:country-asian="none" style:language-complex="zxx" style:country-complex="none"/>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id" fo:country="ID"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LANGUAGE"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16376" table:default-cell-style-name="ce3"/>
        <table:table-row table:style-name="ro1">
          <table:table-cell table:style-name="ce1" office:value-type="string" calcext:value-type="string">
            <text:p>default</text:p>
          </table:table-cell>
          <table:table-cell table:style-name="ce1" office:value-type="string" calcext:value-type="string">
            <text:p>Identifier</text:p>
          </table:table-cell>
          <table:table-cell table:style-name="ce1" office:value-type="string" calcext:value-type="string">
            <text:p>Remarks</text:p>
          </table:table-cell>
          <table:table-cell table:style-name="ce1" office:value-type="string" calcext:value-type="string">
            <text:p>id</text:p>
          </table:table-cell>
          <table:table-cell table:style-name="ce1" office:value-type="string" calcext:value-type="string">
            <text:p>eng enc ena enz eni ens enj enb enl ent enw</text:p>
          </table:table-cell>
          <table:table-cell table:style-name="ce1" office:value-type="string" calcext:value-type="string">
            <text:p>cs</text:p>
          </table:table-cell>
          <table:table-cell table:style-name="ce1" office:value-type="string" calcext:value-type="string">
            <text:p>da</text:p>
          </table:table-cell>
          <table:table-cell table:style-name="ce1" office:value-type="string" calcext:value-type="string">
            <text:p>de</text:p>
          </table:table-cell>
          <table:table-cell table:style-name="ce1" table:number-columns-repeated="16376"/>
        </table:table-row>
        <table:table-row table:style-name="ro1">
          <table:table-cell table:style-name="Default" office:value-type="string" calcext:value-type="string">
            <text:p>Hello World!</text:p>
          </table:table-cell>
          <table:table-cell table:style-name="Default" office:value-type="string" calcext:value-type="string">
            <text:p>HELLO_WORLD</text:p>
          </table:table-cell>
          <table:table-cell table:style-name="Default" office:value-type="string" calcext:value-type="string">
            <text:p>Test the hello world</text:p>
          </table:table-cell>
          <table:table-cell table:style-name="Default" office:value-type="string" calcext:value-type="string">
            <text:p>Halo Dunia</text:p>
          </table:table-cell>
          <table:table-cell table:style-name="Default" table:number-columns-repeated="16380"/>
        </table:table-row>
        <table:table-row table:style-name="ro1">
          <table:table-cell table:style-name="Default" office:value-type="string" calcext:value-type="string">
            <text:p>Goodbye Cruel World</text:p>
          </table:table-cell>
          <table:table-cell table:style-name="Default" office:value-type="string" calcext:value-type="string">
            <text:p>GDBYCRLWRLD</text:p>
          </table:table-cell>
          <table:table-cell table:style-name="Default" office:value-type="string" calcext:value-type="string">
            <text:p>Opposite of Hello World &amp; used to delete save in AhiT</text:p>
          </table:table-cell>
          <table:table-cell table:style-name="Default" office:value-type="string" calcext:value-type="string">
            <text:p>Selamat Tinggal Dunia yang Kejam</text:p>
          </table:table-cell>
          <table:table-cell table:style-name="Default" table:number-columns-repeated="16380"/>
        </table:table-row>
        <table:table-row table:style-name="ro1">
          <table:table-cell table:style-name="ce2" table:number-columns-repeated="2"/>
          <table:table-cell table:style-name="ce2" office:value-type="string" calcext:value-type="string">
            <text:p>META NEA</text:p>
          </table:table-cell>
          <table:table-cell table:style-name="ce2" table:number-columns-repeated="16381"/>
        </table:table-row>
        <table:table-row table:style-name="ro1">
          <table:table-cell office:value-type="string" calcext:value-type="string">
            <text:p><text:span text:style-name="T1"><text:a xlink:href="https://github.com/Perkedel/Lah-Mboh" xlink:type="simple">https://github.com/Perkedel/Lah-Mboh</text:a></text:span></text:p>
          </table:table-cell>
          <table:table-cell office:value-type="string" calcext:value-type="string">
            <text:p>GITHBMBOH</text:p>
          </table:table-cell>
          <table:table-cell office:value-type="string" calcext:value-type="string">
            <text:p>Source Code URL</text:p>
          </table:table-cell>
          <table:table-cell table:number-columns-repeated="16381"/>
        </table:table-row>
        <table:table-row table:style-name="ro1">
          <table:table-cell table:style-name="ce2" table:number-columns-repeated="2"/>
          <table:table-cell table:style-name="ce2" office:value-type="string" calcext:value-type="string">
            <text:p>LEVEL NAMES</text:p>
          </table:table-cell>
          <table:table-cell table:style-name="ce2" table:number-columns-repeated="16381"/>
        </table:table-row>
        <table:table-row table:style-name="ro1">
          <table:table-cell office:value-type="string" calcext:value-type="string">
            <text:p>DNB Testoid</text:p>
          </table:table-cell>
          <table:table-cell office:value-type="string" calcext:value-type="string">
            <text:p>MBOHTEST</text:p>
          </table:table-cell>
          <table:table-cell office:value-type="string" calcext:value-type="string">
            <text:p>Test level &amp; the Hub when you load episode Lah Mboh?</text:p>
          </table:table-cell>
          <table:table-cell table:number-columns-repeated="16381"/>
        </table:table-row>
        <table:table-row table:style-name="ro1">
          <table:table-cell office:value-type="string" calcext:value-type="string">
            <text:p>Kaorfa’s Hideout</text:p>
          </table:table-cell>
          <table:table-cell office:value-type="string" calcext:value-type="string">
            <text:p>KRFHIDE</text:p>
          </table:table-cell>
          <table:table-cell office:value-type="string" calcext:value-type="string">
            <text:p>Secret level test</text:p>
          </table:table-cell>
          <table:table-cell office:value-type="string" calcext:value-type="string">
            <text:p>Persembunyian Kaorfa</text:p>
          </table:table-cell>
          <table:table-cell table:number-columns-repeated="16380"/>
        </table:table-row>
        <table:table-row table:style-name="ro1">
          <table:table-cell office:value-type="string" calcext:value-type="string">
            <text:p>Right in front of you!</text:p>
          </table:table-cell>
          <table:table-cell office:value-type="string" calcext:value-type="string">
            <text:p>RIGHTFRN</text:p>
          </table:table-cell>
          <table:table-cell office:value-type="string" calcext:value-type="string">
            <text:p>Icon of sin direct kill test</text:p>
          </table:table-cell>
          <table:table-cell office:value-type="string" calcext:value-type="string">
            <text:p>Tepat didepanmu!</text:p>
          </table:table-cell>
          <table:table-cell table:number-columns-repeated="16380"/>
        </table:table-row>
        <table:table-row table:style-name="ro1">
          <table:table-cell office:value-type="string" calcext:value-type="string">
            <text:p>It’s just a fight, right?</text:p>
          </table:table-cell>
          <table:table-cell office:value-type="string" calcext:value-type="string">
            <text:p>JUSTFITE</text:p>
          </table:table-cell>
          <table:table-cell office:value-type="string" calcext:value-type="string">
            <text:p>Monster Surprise room test</text:p>
          </table:table-cell>
          <table:table-cell office:value-type="string" calcext:value-type="string">
            <text:p>Ini cuman tarung biasa kan?</text:p>
          </table:table-cell>
          <table:table-cell table:number-columns-repeated="16380"/>
        </table:table-row>
        <table:table-row table:style-name="ro1">
          <table:table-cell office:value-type="string" calcext:value-type="string">
            <text:p>Plums’ Skytravaganza</text:p>
          </table:table-cell>
          <table:table-cell office:value-type="string" calcext:value-type="string">
            <text:p>PLMSKY1</text:p>
          </table:table-cell>
          <table:table-cell office:value-type="string" calcext:value-type="string">
            <text:p>Plums’ pack full of skies demo map</text:p>
          </table:table-cell>
          <table:table-cell office:value-type="string" calcext:value-type="string">
            <text:p>Ribuan Langit Plums</text:p>
          </table:table-cell>
          <table:table-cell table:number-columns-repeated="16380"/>
        </table:table-row>
        <table:table-row table:style-name="ro1">
          <table:table-cell office:value-type="string" calcext:value-type="string">
            <text:p>Mechadon’s Box O’ Skies</text:p>
          </table:table-cell>
          <table:table-cell office:value-type="string" calcext:value-type="string">
            <text:p>MECHSKY1</text:p>
          </table:table-cell>
          <table:table-cell office:value-type="string" calcext:value-type="string">
            <text:p>Mechadon’s box full of skies demo map</text:p>
          </table:table-cell>
          <table:table-cell office:value-type="string" calcext:value-type="string">
            <text:p>Kotak Mechadon Isi Langit</text:p>
          </table:table-cell>
          <table:table-cell table:number-columns-repeated="16380"/>
        </table:table-row>
        <table:table-row table:style-name="ro1">
          <table:table-cell office:value-type="string" calcext:value-type="string">
            <text:p>Garug Immigration Center</text:p>
          </table:table-cell>
          <table:table-cell office:value-type="string" calcext:value-type="string">
            <text:p>MBH01</text:p>
          </table:table-cell>
          <table:table-cell office:value-type="string" calcext:value-type="string">
            <text:p>Level 1 of Megawad, Knock off E1M1 Ultimate Doom</text:p>
          </table:table-cell>
          <table:table-cell office:value-type="string" calcext:value-type="string">
            <text:p>Pusat Imigrasi Garug</text:p>
          </table:table-cell>
          <table:table-cell table:number-columns-repeated="16380"/>
        </table:table-row>
        <table:table-row table:style-name="ro1">
          <table:table-cell office:value-type="string" calcext:value-type="string">
            <text:p>Water Processings</text:p>
          </table:table-cell>
          <table:table-cell office:value-type="string" calcext:value-type="string">
            <text:p>MBH02</text:p>
          </table:table-cell>
          <table:table-cell office:value-type="string" calcext:value-type="string">
            <text:p>Level 2, Knock off E1M2 Ultimate Doom</text:p>
          </table:table-cell>
          <table:table-cell office:value-type="string" calcext:value-type="string">
            <text:p>Pemroses Air</text:p>
          </table:table-cell>
          <table:table-cell table:number-columns-repeated="16380"/>
        </table:table-row>
        <table:table-row table:style-name="ro1">
          <table:table-cell office:value-type="string" calcext:value-type="string">
            <text:p>Elephant Slaugtherion</text:p>
          </table:table-cell>
          <table:table-cell office:value-type="string" calcext:value-type="string">
            <text:p>MBH03</text:p>
          </table:table-cell>
          <table:table-cell office:value-type="string" calcext:value-type="string">
            <text:p>it’s dark here</text:p>
          </table:table-cell>
          <table:table-cell office:value-type="string" calcext:value-type="string">
            <text:p>Slaughterion Gajah</text:p>
          </table:table-cell>
          <table:table-cell table:number-columns-repeated="16380"/>
        </table:table-row>
        <table:table-row table:style-name="ro1">
          <table:table-cell office:value-type="string" calcext:value-type="string">
            <text:p>Travelexer</text:p>
          </table:table-cell>
          <table:table-cell office:value-type="string" calcext:value-type="string">
            <text:p>MBH04</text:p>
          </table:table-cell>
          <table:table-cell office:value-type="string" calcext:value-type="string">
            <text:p>Simple Find 3 keys central hub level</text:p>
          </table:table-cell>
          <table:table-cell table:number-columns-repeated="16381"/>
        </table:table-row>
        <table:table-row table:style-name="ro1">
          <table:table-cell office:value-type="string" calcext:value-type="string">
            <text:p>Pathway Blocked</text:p>
          </table:table-cell>
          <table:table-cell office:value-type="string" calcext:value-type="string">
            <text:p>MBH05</text:p>
          </table:table-cell>
          <table:table-cell office:value-type="string" calcext:value-type="string">
            <text:p>There are too many enemies ahead of you in your way! Go farther to just about the center of crowd then install the bomb to finish.</text:p>
          </table:table-cell>
          <table:table-cell office:value-type="string" calcext:value-type="string">
            <text:p>Jalan Terblokir</text:p>
          </table:table-cell>
          <table:table-cell table:number-columns-repeated="16380"/>
        </table:table-row>
        <table:table-row table:style-name="ro1">
          <table:table-cell office:value-type="string" calcext:value-type="string">
            <text:p>Rest Area</text:p>
          </table:table-cell>
          <table:table-cell office:value-type="string" calcext:value-type="string">
            <text:p>MBH06</text:p>
          </table:table-cell>
          <table:table-cell office:value-type="string" calcext:value-type="string">
            <text:p>You have arrived at a rest area. Relax &amp; healing!</text:p>
          </table:table-cell>
          <table:table-cell office:value-type="string" calcext:value-type="string">
            <text:p>Tempat Istirahat</text:p>
          </table:table-cell>
          <table:table-cell table:number-columns-repeated="16380"/>
        </table:table-row>
        <table:table-row table:style-name="ro2">
          <table:table-cell office:value-type="string" calcext:value-type="string">
            <text:p>Tower of Tribulation</text:p>
          </table:table-cell>
          <table:table-cell office:value-type="string" calcext:value-type="string">
            <text:p>MBH07</text:p>
          </table:table-cell>
          <table:table-cell office:value-type="string" calcext:value-type="string">
            <text:p>Slaughterion again?</text:p>
            <text:p>A 9 floor tower full of Invaders</text:p>
          </table:table-cell>
          <table:table-cell office:value-type="string" calcext:value-type="string">
            <text:p>Menara Pencobaan</text:p>
          </table:table-cell>
          <table:table-cell table:number-columns-repeated="16380"/>
        </table:table-row>
        <table:table-row table:style-name="ro1">
          <table:table-cell office:value-type="string" calcext:value-type="string">
            <text:p>Progressively Worse</text:p>
          </table:table-cell>
          <table:table-cell office:value-type="string" calcext:value-type="string">
            <text:p>MBH08</text:p>
          </table:table-cell>
          <table:table-cell office:value-type="string" calcext:value-type="string">
            <text:p>Progressively Worse.</text:p>
          </table:table-cell>
          <table:table-cell office:value-type="string" calcext:value-type="string">
            <text:p>Semakin Parah</text:p>
          </table:table-cell>
          <table:table-cell table:number-columns-repeated="16380"/>
        </table:table-row>
        <table:table-row table:style-name="ro1">
          <table:table-cell office:value-type="string" calcext:value-type="string">
            <text:p>Painful Facts</text:p>
          </table:table-cell>
          <table:table-cell office:value-type="string" calcext:value-type="string">
            <text:p>MBH09</text:p>
          </table:table-cell>
          <table:table-cell office:value-type="string" calcext:value-type="string">
            <text:p>Beat this Pain Lord / Baron of Hell. Then immediately get out from here. The just opened new enemies won’t count</text:p>
          </table:table-cell>
          <table:table-cell office:value-type="string" calcext:value-type="string">
            <text:p>Fakta menyakitkan</text:p>
          </table:table-cell>
          <table:table-cell table:number-columns-repeated="16380"/>
        </table:table-row>
        <table:table-row table:style-name="ro1">
          <table:table-cell table:style-name="ce7" office:value-type="string" calcext:value-type="string">
            <text:p>Everyone’s Chaingunner</text:p>
          </table:table-cell>
          <table:table-cell table:style-name="ce7" office:value-type="string" calcext:value-type="string">
            <text:p>MBH10</text:p>
          </table:table-cell>
          <table:table-cell table:style-name="ce7" office:value-type="string" calcext:value-type="string">
            <text:p>This level is exclusively chaingunners, or here: Minigun Zombies. You are also given minigun supplies throughout the level.</text:p>
          </table:table-cell>
          <table:table-cell table:style-name="ce7" office:value-type="string" calcext:value-type="string">
            <text:p>Semuanya Chaingunner</text:p>
          </table:table-cell>
          <table:table-cell table:style-name="ce7" table:number-columns-repeated="16380"/>
        </table:table-row>
        <table:table-row table:style-name="ro3">
          <table:table-cell office:value-type="string" calcext:value-type="string">
            <text:p>Invisible Enemies</text:p>
          </table:table-cell>
          <table:table-cell office:value-type="string" calcext:value-type="string">
            <text:p>MBH11</text:p>
          </table:table-cell>
          <table:table-cell office:value-type="string" calcext:value-type="string">
            <text:p>Almost all enemies are the Stealth variant alongside Spectres (Phantom Flesh Worm). </text:p>
            <text:p>This shortheight city is full of those Social Media user that blocked us. </text:p>
            <text:p>In many VR Games, you can no longer see other player (hence neither interact) that blocked you.</text:p>
          </table:table-cell>
          <table:table-cell office:value-type="string" calcext:value-type="string">
            <text:p>Musuh Tak Terlihat</text:p>
          </table:table-cell>
          <table:table-cell table:number-columns-repeated="16380"/>
        </table:table-row>
        <table:table-row table:style-name="ro2">
          <table:table-cell office:value-type="string" calcext:value-type="string">
            <text:p>Glance of Perceptions</text:p>
          </table:table-cell>
          <table:table-cell office:value-type="string" calcext:value-type="string">
            <text:p>MBH12</text:p>
          </table:table-cell>
          <table:table-cell office:value-type="string" calcext:value-type="string">
            <text:p>Dark map strikes back! At Brightness 0</text:p>
            <text:p>Grab those Night vision goggles intermittently!</text:p>
          </table:table-cell>
          <table:table-cell office:value-type="string" calcext:value-type="string">
            <text:p>Kilasan Persepsi</text:p>
          </table:table-cell>
          <table:table-cell table:number-columns-repeated="16380"/>
        </table:table-row>
        <table:table-row table:style-name="ro1">
          <table:table-cell/>
          <table:table-cell office:value-type="string" calcext:value-type="string">
            <text:p>MBH13</text:p>
          </table:table-cell>
          <table:table-cell table:number-columns-repeated="16382"/>
        </table:table-row>
        <table:table-row table:style-name="ro1">
          <table:table-cell/>
          <table:table-cell office:value-type="string" calcext:value-type="string">
            <text:p>MBH14</text:p>
          </table:table-cell>
          <table:table-cell table:number-columns-repeated="16382"/>
        </table:table-row>
        <table:table-row table:style-name="ro1">
          <table:table-cell/>
          <table:table-cell office:value-type="string" calcext:value-type="string">
            <text:p>MBH15</text:p>
          </table:table-cell>
          <table:table-cell table:number-columns-repeated="16382"/>
        </table:table-row>
        <table:table-row table:style-name="ro1">
          <table:table-cell/>
          <table:table-cell office:value-type="string" calcext:value-type="string">
            <text:p>MBH16</text:p>
          </table:table-cell>
          <table:table-cell table:number-columns-repeated="16382"/>
        </table:table-row>
        <table:table-row table:style-name="ro1">
          <table:table-cell/>
          <table:table-cell office:value-type="string" calcext:value-type="string">
            <text:p>MBH17</text:p>
          </table:table-cell>
          <table:table-cell table:number-columns-repeated="16382"/>
        </table:table-row>
        <table:table-row table:style-name="ro1">
          <table:table-cell office:value-type="string" calcext:value-type="string">
            <text:p>Everyone’s Flying</text:p>
          </table:table-cell>
          <table:table-cell office:value-type="string" calcext:value-type="string">
            <text:p>MBH18</text:p>
          </table:table-cell>
          <table:table-cell office:value-type="string" calcext:value-type="string">
            <text:p>This level contains lots of flying enemies: Cacodemon, Lost Soul, &amp; Pain Elemental</text:p>
          </table:table-cell>
          <table:table-cell office:value-type="string" calcext:value-type="string">
            <text:p>Semuanya Terbang</text:p>
          </table:table-cell>
          <table:table-cell table:number-columns-repeated="16380"/>
        </table:table-row>
        <table:table-row table:style-name="ro1">
          <table:table-cell office:value-type="string" calcext:value-type="string">
            <text:p>Giant Assault guy</text:p>
          </table:table-cell>
          <table:table-cell office:value-type="string" calcext:value-type="string">
            <text:p>MBH19</text:p>
          </table:table-cell>
          <table:table-cell office:value-type="string" calcext:value-type="string">
            <text:p>Beat this Assault Tripod / Cyberdemon. After he died, survive for atleast 15 second, then the exit door opens.</text:p>
          </table:table-cell>
          <table:table-cell office:value-type="string" calcext:value-type="string">
            <text:p>Si tukang Assault Gedi</text:p>
          </table:table-cell>
          <table:table-cell table:number-columns-repeated="16380"/>
        </table:table-row>
        <table:table-row table:style-name="ro2">
          <table:table-cell table:style-name="ce7" office:value-type="string" calcext:value-type="string">
            <text:p>Welcome to Technoland</text:p>
          </table:table-cell>
          <table:table-cell table:style-name="ce7" office:value-type="string" calcext:value-type="string">
            <text:p>MBH20</text:p>
          </table:table-cell>
          <table:table-cell table:style-name="ce7" office:value-type="string" calcext:value-type="string">
            <text:p>Level inspired from Atomic Heart’s outside park, complete with Soviet Porno song from Freedoom 2.</text:p>
            <text:p>This episode, mix Computer &amp; Hell textures!</text:p>
          </table:table-cell>
          <table:table-cell table:style-name="ce7" office:value-type="string" calcext:value-type="string">
            <text:p>Selamat Datang di Pulau Tekno</text:p>
          </table:table-cell>
          <table:table-cell table:style-name="ce7" table:number-columns-repeated="16380"/>
        </table:table-row>
        <table:table-row table:style-name="ro1">
          <table:table-cell office:value-type="string" calcext:value-type="string">
            <text:p>Just Follow the Red Carpet</text:p>
          </table:table-cell>
          <table:table-cell office:value-type="string" calcext:value-type="string">
            <text:p>MBH21</text:p>
          </table:table-cell>
          <table:table-cell office:value-type="string" calcext:value-type="string">
            <text:p>You are entering confusing computer themed maze. Except the right way has already been red carpeted.</text:p>
          </table:table-cell>
          <table:table-cell office:value-type="string" calcext:value-type="string">
            <text:p>Ikuti saja karpet merah</text:p>
          </table:table-cell>
          <table:table-cell table:number-columns-repeated="16380"/>
        </table:table-row>
        <table:table-row table:style-name="ro4">
          <table:table-cell office:value-type="string" calcext:value-type="string">
            <text:p>Terry-fying</text:p>
          </table:table-cell>
          <table:table-cell office:value-type="string" calcext:value-type="string">
            <text:p>MBH22</text:p>
          </table:table-cell>
          <table:table-cell office:value-type="string" calcext:value-type="string">
            <text:p>Oh no! The last level Yellow Keycard leads you to Terry Trap! </text:p>
            <text:p>It was Crusher you &amp; fake boss brain (End Death Test)</text:p>
            <text:p>We should’ve known the invaders Terry-fies places too!</text:p>
            <text:p>(Duke Nukem: I should’ve known they’ve booby trapped my subs!)</text:p>
            <text:p>We must act fast and beat the invader final boss before they Terry-fy the rest of DNB realms!</text:p>
            <text:p>Don’t worry about the car, the DaNuBeau managed to portal the SUV back home the moment you’ve got Terry WADed.</text:p>
          </table:table-cell>
          <table:table-cell office:value-type="string" calcext:value-type="string">
            <text:p>Jebakan Terryman</text:p>
          </table:table-cell>
          <table:table-cell table:number-columns-repeated="16380"/>
        </table:table-row>
        <table:table-row table:style-name="ro2">
          <table:table-cell office:value-type="string" calcext:value-type="string">
            <text:p>I must get out from here</text:p>
          </table:table-cell>
          <table:table-cell office:value-type="string" calcext:value-type="string">
            <text:p>MBH23</text:p>
          </table:table-cell>
          <table:table-cell office:value-type="string" calcext:value-type="string">
            <text:p>Second part of getting stuck in hell!</text:p>
            <text:p>Slaughterion time!</text:p>
          </table:table-cell>
          <table:table-cell office:value-type="string" calcext:value-type="string">
            <text:p>Saya harus keluar dari sini</text:p>
          </table:table-cell>
          <table:table-cell table:number-columns-repeated="16380"/>
        </table:table-row>
        <table:table-row table:style-name="ro3">
          <table:table-cell office:value-type="string" calcext:value-type="string">
            <text:p>This is just hell themed city right?</text:p>
          </table:table-cell>
          <table:table-cell office:value-type="string" calcext:value-type="string">
            <text:p>MBH24</text:p>
          </table:table-cell>
          <table:table-cell office:value-type="string" calcext:value-type="string">
            <text:p>You just realized now, that this is just another DNB realm which themed Hell.</text:p>
            <text:p>But then again, this also being invaded by Invaders.</text:p>
            <text:p>Oh yeah btw, welcome to the Arvester’s moon: Jongkale. Yes, this giant rock is red.</text:p>
          </table:table-cell>
          <table:table-cell office:value-type="string" calcext:value-type="string">
            <text:p>Ini cuman kota bertema neraka biasa kan?</text:p>
          </table:table-cell>
          <table:table-cell table:number-columns-repeated="16380"/>
        </table:table-row>
        <table:table-row table:style-name="ro2">
          <table:table-cell office:value-type="string" calcext:value-type="string">
            <text:p>I wish Fireblades were here</text:p>
          </table:table-cell>
          <table:table-cell office:value-type="string" calcext:value-type="string">
            <text:p>MBH25</text:p>
          </table:table-cell>
          <table:table-cell office:value-type="string" calcext:value-type="string">
            <text:p>Another Slaughterion map which is Stacked like in Legacy of Rust.</text:p>
            <text:p>Since at the time of making this level FD24 is not done yet, you are forced to use SKAG 1337 / BFG 9000.</text:p>
          </table:table-cell>
          <table:table-cell office:value-type="string" calcext:value-type="string">
            <text:p>Seandainya Fireblade disini</text:p>
          </table:table-cell>
          <table:table-cell table:number-columns-repeated="16380"/>
        </table:table-row>
        <table:table-row table:style-name="ro1">
          <table:table-cell office:value-type="string" calcext:value-type="string">
            <text:p>I wish mom knows technology</text:p>
          </table:table-cell>
          <table:table-cell office:value-type="string" calcext:value-type="string">
            <text:p>MBH26</text:p>
          </table:table-cell>
          <table:table-cell office:value-type="string" calcext:value-type="string">
            <text:p>So she can maybe intervene against perpetrators?</text:p>
          </table:table-cell>
          <table:table-cell office:value-type="string" calcext:value-type="string">
            <text:p>Seandainya mama melek teknologi</text:p>
          </table:table-cell>
          <table:table-cell table:number-columns-repeated="16380"/>
        </table:table-row>
        <table:table-row table:style-name="ro1">
          <table:table-cell office:value-type="string" calcext:value-type="string">
            <text:p>I’m done for</text:p>
          </table:table-cell>
          <table:table-cell office:value-type="string" calcext:value-type="string">
            <text:p>MBH27</text:p>
          </table:table-cell>
          <table:table-cell office:value-type="string" calcext:value-type="string">
            <text:p>My reputation has been forever destroyed. Everyone now hates me.</text:p>
          </table:table-cell>
          <table:table-cell office:value-type="string" calcext:value-type="string">
            <text:p>Tamat sudah riwayatku</text:p>
          </table:table-cell>
          <table:table-cell table:number-columns-repeated="16380"/>
        </table:table-row>
        <table:table-row table:style-name="ro1">
          <table:table-cell office:value-type="string" calcext:value-type="string">
            <text:p>Yes, I am suffering</text:p>
          </table:table-cell>
          <table:table-cell office:value-type="string" calcext:value-type="string">
            <text:p>MBH28</text:p>
          </table:table-cell>
          <table:table-cell office:value-type="string" calcext:value-type="string">
            <text:p>Puzzle level only?</text:p>
          </table:table-cell>
          <table:table-cell office:value-type="string" calcext:value-type="string">
            <text:p>Ya, saya menderita</text:p>
          </table:table-cell>
          <table:table-cell table:number-columns-repeated="16380"/>
        </table:table-row>
        <table:table-row table:style-name="ro4">
          <table:table-cell office:value-type="string" calcext:value-type="string">
            <text:p>I’m turning into Ethereal soon</text:p>
          </table:table-cell>
          <table:table-cell office:value-type="string" calcext:value-type="string">
            <text:p>MBH29</text:p>
          </table:table-cell>
          <table:table-cell office:value-type="string" calcext:value-type="string">
            <text:p>When things are hopeless, the rescue has come as your family finally found the boss location.</text:p>
            <text:p>When you are about to reach exit you’ve just opened, unrealizingly there’s a tripwire linedef that shuts the door permanently.</text:p>
            <text:p>No retrigger open anymore.</text:p>
            <text:p>Luckily DaNeBeau SUV arrived and opened secret wall next by the door. Turns out, the SUV had just been</text:p>
            <text:p>Upgraded with an experimental DOOM like teleporter system.</text:p>
            <text:p>Instead of portaling, you can teleport like Latsufir &amp; families (from FNF Last Funkin Moment)</text:p>
          </table:table-cell>
          <table:table-cell office:value-type="string" calcext:value-type="string">
            <text:p>Saya segera berubah jadi Ethereal</text:p>
          </table:table-cell>
          <table:table-cell table:number-columns-repeated="16380"/>
        </table:table-row>
        <table:table-row table:style-name="ro1">
          <table:table-cell table:style-name="ce8" office:value-type="string" calcext:value-type="string">
            <text:p>CEO of Entitlement</text:p>
          </table:table-cell>
          <table:table-cell table:style-name="ce8" office:value-type="string" calcext:value-type="string">
            <text:p>MBH30</text:p>
          </table:table-cell>
          <table:table-cell table:style-name="ce8" office:value-type="string" calcext:value-type="string">
            <text:p>Bossbrain / Icon of Sin level.</text:p>
          </table:table-cell>
          <table:table-cell table:style-name="ce8" office:value-type="string" calcext:value-type="string">
            <text:p>CEO dari Keberkuasaan</text:p>
          </table:table-cell>
          <table:table-cell table:style-name="ce8" table:number-columns-repeated="16380"/>
        </table:table-row>
        <table:table-row table:style-name="ro1">
          <table:table-cell office:value-type="string" calcext:value-type="string">
            <text:p>HORRAY YOU DID IT</text:p>
          </table:table-cell>
          <table:table-cell office:value-type="string" calcext:value-type="string">
            <text:p>MBH31</text:p>
          </table:table-cell>
          <table:table-cell office:value-type="string" calcext:value-type="string">
            <text:p>Game end, but there is plot twist, that the MBH30 boss brain is not the target actually. The real target hides somewhere.</text:p>
          </table:table-cell>
          <table:table-cell office:value-type="string" calcext:value-type="string">
            <text:p>HORE ANDA BERHASIL</text:p>
          </table:table-cell>
          <table:table-cell table:number-columns-repeated="16380"/>
        </table:table-row>
        <table:table-row table:style-name="ro1">
          <table:table-cell office:value-type="string" calcext:value-type="string">
            <text:p>Test Name</text:p>
          </table:table-cell>
          <table:table-cell office:value-type="string" calcext:value-type="string">
            <text:p>CHORALBE</text:p>
          </table:table-cell>
          <table:table-cell office:value-type="string" calcext:value-type="string">
            <text:p>Test UMAPINFO capability</text:p>
          </table:table-cell>
          <table:table-cell office:value-type="string" calcext:value-type="string">
            <text:p>Nama Tes</text:p>
          </table:table-cell>
          <table:table-cell table:number-columns-repeated="16380"/>
        </table:table-row>
        <table:table-row table:style-name="ro1" table:number-rows-repeated="9">
          <table:table-cell table:number-columns-repeated="16384"/>
        </table:table-row>
        <table:table-row table:style-name="ro1">
          <table:table-cell table:style-name="ce2" table:number-columns-repeated="2"/>
          <table:table-cell table:style-name="ce2" office:value-type="string" calcext:value-type="string">
            <text:p>ENTER TEXT</text:p>
          </table:table-cell>
          <table:table-cell table:style-name="ce2" table:number-columns-repeated="16381"/>
        </table:table-row>
        <table:table-row table:style-name="ro4">
          <table:table-cell office:value-type="string" calcext:value-type="string">
            <text:p>As you’ve pressed End Secret, </text:p>
            <text:p>you suddenly got teleported to another level.</text:p>
            <text:p>You just saw the title: Kaorfa’s Hideout.</text:p>
            <text:p/>
            <text:p>You can’t believe what you just went into. </text:p>
            <text:p>And perhaps, this might only be just one of them.</text:p>
          </table:table-cell>
          <table:table-cell office:value-type="string" calcext:value-type="string">
            <text:p>ENTERKRFHIDE</text:p>
          </table:table-cell>
          <table:table-cell office:value-type="string" calcext:value-type="string">
            <text:p>When you enter Kaorfa’s hideout</text:p>
          </table:table-cell>
          <table:table-cell office:value-type="string" calcext:value-type="string">
            <text:p>Saat Anda menekan End Secret, </text:p>
            <text:p>seketika itu juga Anda diteleportasi ke suatu level yang lain.</text:p>
            <text:p>Anda barusan melihat judulnya: Persembunyian Kaorfa.</text:p>
            <text:p/>
            <text:p>Anda tidak dapat mempercayai tempat yang barusan Anda injakan. </text:p>
            <text:p>Dan mungkin, ini hanyalah salah satu dari sekian banyak.</text:p>
          </table:table-cell>
          <table:table-cell table:number-columns-repeated="16380"/>
        </table:table-row>
        <table:table-row table:style-name="ro4">
          <table:table-cell office:value-type="string" calcext:value-type="string">
            <text:p>You’ve entered a bonus level!</text:p>
            <text:p/>
            <text:p>This one, just run straight ahead, &amp; ignore the enemies.</text:p>
            <text:p>All you have to do is to quickly go to EXIT &amp; press it.</text:p>
            <text:p/>
            <text:p>Or if you can’t run, you can guess the teleporter down there.</text:p>
          </table:table-cell>
          <table:table-cell office:value-type="string" calcext:value-type="string">
            <text:p>ENTERTIRING</text:p>
          </table:table-cell>
          <table:table-cell office:value-type="string" calcext:value-type="string">
            <text:p>Hideous Destructor guys keeps tiring.</text:p>
            <text:p>This is what you get when you ask for realistic Doom.</text:p>
          </table:table-cell>
          <table:table-cell office:value-type="string" calcext:value-type="string">
            <text:p>Anda telah memasuki level bonus!</text:p>
            <text:p/>
            <text:p>Level ini, Anda hanya perlu lari lurus kedepan, &amp; abaikan semua musuh.</text:p>
            <text:p>Yang Anda perlu lakukan hanyalah segera lari ke EXIT &amp; menekannya.</text:p>
            <text:p/>
            <text:p>Atau apabila tidak bisa, Anda dapat menebak teleporter yang ada dibawah.</text:p>
          </table:table-cell>
          <table:table-cell table:number-columns-repeated="16380"/>
        </table:table-row>
        <table:table-row table:style-name="ro2">
          <table:table-cell office:value-type="string" calcext:value-type="string">
            <text:p>Hello,</text:p>
            <text:p>I’m Choral Bae</text:p>
          </table:table-cell>
          <table:table-cell office:value-type="string" calcext:value-type="string">
            <text:p>ENTERCHOR</text:p>
          </table:table-cell>
          <table:table-cell office:value-type="string" calcext:value-type="string">
            <text:p>test choral bae enter</text:p>
          </table:table-cell>
          <table:table-cell office:value-type="string" calcext:value-type="string">
            <text:p>Halo,</text:p>
            <text:p>Saya Choral Bae</text:p>
          </table:table-cell>
          <table:table-cell table:number-columns-repeated="16380"/>
        </table:table-row>
        <table:table-row table:style-name="ro5">
          <table:table-cell office:value-type="string" calcext:value-type="string">
            <text:p>You people expressed hate towards me for absolute nought.</text:p>
            <text:p>Then expected me to respect that wish?!</text:p>
            <text:p/>
            <text:p>How poppycocks. You wish for me to no longer admire your magnificent</text:p>
            <text:p>Masterpiece once and for all?</text:p>
            <text:p/>
            <text:p>Then so be it.</text:p>
            <text:p>Henceforth, Shall I cease my duty of protection for you, against any disasters that may come.</text:p>
            <text:p>Including Mass Protests.</text:p>
            <text:p/>
            <text:p>You requested for it.</text:p>
          </table:table-cell>
          <table:table-cell office:value-type="string" calcext:value-type="string">
            <text:p>HATEDFATE</text:p>
          </table:table-cell>
          <table:table-cell office:value-type="string" calcext:value-type="string">
            <text:p>Controversial self thought from Kaorfa, not Caliborn this time. It happened very often to him.</text:p>
          </table:table-cell>
          <table:table-cell office:value-type="string" calcext:value-type="string">
            <text:p>Kalian semua menaruh kebencian terhadap saya tanpa alasan.</text:p>
            <text:p>Lalu ingin saya menghormati permintaan tersebut?</text:p>
            <text:p/>
            <text:p>Sangat tidak masuk akal. Kalian tidak ingin saya mengagumi</text:p>
            <text:p>Karya seni terbaik kalian?</text:p>
            <text:p/>
            <text:p>Baiklah jika demikian.</text:p>
            <text:p>Mulai saat ini, Akan saya bebastugaskan wewenang perlindungan bagi kalian,</text:p>
            <text:p>Dari berbagi bencana yang mungkin akan datang.</text:p>
            <text:p>Termasuk, Protes Masal.</text:p>
            <text:p/>
            <text:p>Kalian yang meminta demikian.</text:p>
          </table:table-cell>
          <table:table-cell table:number-columns-repeated="16380"/>
        </table:table-row>
        <table:table-row table:style-name="ro1" table:number-rows-repeated="4">
          <table:table-cell table:number-columns-repeated="16384"/>
        </table:table-row>
        <table:table-row table:style-name="ro1">
          <table:table-cell table:style-name="ce2" table:number-columns-repeated="2"/>
          <table:table-cell table:style-name="ce2" office:value-type="string" calcext:value-type="string">
            <text:p>EXIT TEXT</text:p>
          </table:table-cell>
          <table:table-cell table:style-name="ce2" table:number-columns-repeated="16381"/>
        </table:table-row>
        <table:table-row table:style-name="ro6">
          <table:table-cell office:value-type="string" calcext:value-type="string">
            <text:p>You’ve collected alot of stuff Kaorfa had placed.</text:p>
            <text:p>You are satisfied, exited the place, &amp; come back to Hub.</text:p>
            <text:p/>
            <text:p>You are very confused, whether this action justified or not,</text:p>
            <text:p>Considering that all these were Kaorfa’s longsince artifacts.</text:p>
            <text:p/>
            <text:p>Is this right, to take someone’s item who already passed away </text:p>
            <text:p>hundreds of years ago?</text:p>
            <text:p>But it’s Joel’s! He is very kind! And these are just</text:p>
            <text:p>Instances out of already defined by Perkedel, id, Fraggle, &amp; many!</text:p>
            <text:p>The rest of employees could just 3D print them again right?</text:p>
          </table:table-cell>
          <table:table-cell office:value-type="string" calcext:value-type="string">
            <text:p>EXITKRFHIDE</text:p>
          </table:table-cell>
          <table:table-cell office:value-type="string" calcext:value-type="string">
            <text:p>After you end level on Kaorfa’s hideout</text:p>
            <text:p/>
            <text:p>Don’t sad, okay you can. Idk if I could live that long anyway, if I did, will change that.</text:p>
            <text:p>Yeah, if I still live by 2100s, I gotta change that.</text:p>
          </table:table-cell>
          <table:table-cell office:value-type="string" calcext:value-type="string">
            <text:p>Anda telah mengoleksi banyak sekali barang yang Kaorfa tinggalkan.</text:p>
            <text:p>Anda telah puas, meninggalkan tempat itu, &amp; kembali ke Markas.</text:p>
            <text:p/>
            <text:p>Anda menjadi sangat bingung, apakah tindakan ini dibenarkan atau tidak.</text:p>
            <text:p>Mengingat barang2 ini adalah penginggalan artefak almarhum sejak lama.</text:p>
            <text:p/>
            <text:p>Apakah boleh saya mengambil item seseorang yang telah almarhum</text:p>
            <text:p>ratusan tahun yg lalu?</text:p>
            <text:p>Tapi kan, ini milik Joel! Dia kan orangnya baik! Dan barang2 ini hanyalah</text:p>
            <text:p>Instance2 yang telah didefinisikan oleh Perkedel, id, Fraggle, &amp; kawan2!</text:p>
            <text:p>Paling, karyawan yg masih hidup bisa aja 3D print ini ulang, ya kan?</text:p>
          </table:table-cell>
          <table:table-cell table:number-columns-repeated="16380"/>
        </table:table-row>
        <table:table-row table:style-name="ro7">
          <table:table-cell office:value-type="string" calcext:value-type="string">
            <text:p>Despite you’ve faced the Painful Facts, the journey is far from over.</text:p>
            <text:p>As the wanted intel was found during the autopsy, you are excited.</text:p>
            <text:p>Eager, to keep on going until it’s done.</text:p>
            <text:p/>
            <text:p>Up next, Daustaung City.</text:p>
          </table:table-cell>
          <table:table-cell office:value-type="string" calcext:value-type="string">
            <text:p>EXITMBHE1</text:p>
          </table:table-cell>
          <table:table-cell office:value-type="string" calcext:value-type="string">
            <text:p>You finished MBH09 &amp; going to enter MBH10</text:p>
          </table:table-cell>
          <table:table-cell office:value-type="string" calcext:value-type="string">
            <text:p>Walaupun Anda telah menghadapi Fakta Menyakitkan,</text:p>
            <text:p>Perjalananmu jauh dari kata selesai.</text:p>
            <text:p>Sesaat  setelah sebuah intel yg dicari2 akhirnya ditemukan saat otopsi</text:p>
            <text:p>Anda pun kegirangan.</text:p>
            <text:p>Bergegas, untuk melanjutkan sampai ini tuntas</text:p>
            <text:p/>
            <text:p>Selanjutnya, Kota Daustaung.</text:p>
          </table:table-cell>
          <table:table-cell table:number-columns-repeated="16380"/>
        </table:table-row>
        <table:table-row table:style-name="ro8">
          <table:table-cell office:value-type="string" calcext:value-type="string">
            <text:p>After facing the scariest system fault, you were lucky.</text:p>
            <text:p>As well as not losing the Key intel that leads you to the core of it.</text:p>
            <text:p/>
            <text:p>Up next, Technoland</text:p>
          </table:table-cell>
          <table:table-cell office:value-type="string" calcext:value-type="string">
            <text:p>EXITMBHE2</text:p>
          </table:table-cell>
          <table:table-cell office:value-type="string" calcext:value-type="string">
            <text:p>You finished MBH19 &amp; going to enter MBH20</text:p>
          </table:table-cell>
          <table:table-cell office:value-type="string" calcext:value-type="string">
            <text:p>Setelah menghadapi galat sistem yg mendebarkan, Anda pun beruntung.</text:p>
            <text:p>Tak luput juga bahwa intel Kunci yang membawa </text:p>
            <text:p>Anda ke inti tersebut tidak hilang.</text:p>
            <text:p/>
            <text:p>Selanjutnya, Technoland</text:p>
          </table:table-cell>
          <table:table-cell table:number-columns-repeated="16380"/>
        </table:table-row>
        <table:table-row table:style-name="ro9">
          <table:table-cell office:value-type="string" calcext:value-type="string">
            <text:p>At last, after centuries long,</text:p>
            <text:p>The Entitlement</text:p>
            <text:p/>
            <text:p>Wait a second..</text:p>
          </table:table-cell>
          <table:table-cell office:value-type="string" calcext:value-type="string">
            <text:p>EXITMBHBOSS</text:p>
          </table:table-cell>
          <table:table-cell office:value-type="string" calcext:value-type="string">
            <text:p>You’ve just defeated the boss at MBH30. But then there is a plot twist.</text:p>
            <text:p>The boss brain is of course not them (singular). It was a decoy</text:p>
          </table:table-cell>
          <table:table-cell office:value-type="string" calcext:value-type="string">
            <text:p>Akhirnya, setelah sekian abad lamanya,</text:p>
            <text:p>Sang Keberkuasaan</text:p>
            <text:p/>
            <text:p>Loh bentar..</text:p>
          </table:table-cell>
          <table:table-cell table:number-columns-repeated="16380"/>
        </table:table-row>
        <table:table-row table:style-name="ro9">
          <table:table-cell office:value-type="string" calcext:value-type="string">
            <text:p>Congratulations! This is the end of this bonus level.</text:p>
            <text:p/>
            <text:p>Did your heart organ explodos? Please don’t, coz you still need it</text:p>
            <text:p>To defend our realms against Invaders.</text:p>
          </table:table-cell>
          <table:table-cell office:value-type="string" calcext:value-type="string">
            <text:p>EXITTIRING</text:p>
          </table:table-cell>
          <table:table-cell office:value-type="string" calcext:value-type="string">
            <text:p>You did it! Did your heart explodos?</text:p>
          </table:table-cell>
          <table:table-cell office:value-type="string" calcext:value-type="string">
            <text:p>Selamat! Ini adalah akhir dari level bonus ini.</text:p>
            <text:p/>
            <text:p>Apakah jantung Anda mbeledos? Tolong jangan dulu, karena Anda masih perlu</text:p>
            <text:p>Untuk melindungi dunia kita dari serangan para Invaders.</text:p>
          </table:table-cell>
          <table:table-cell table:number-columns-repeated="16380"/>
        </table:table-row>
        <table:table-row table:style-name="ro2">
          <table:table-cell office:value-type="string" calcext:value-type="string">
            <text:p>Goodbye,</text:p>
            <text:p>Choral Bae signing out!</text:p>
          </table:table-cell>
          <table:table-cell office:value-type="string" calcext:value-type="string">
            <text:p>EXITCHOR</text:p>
          </table:table-cell>
          <table:table-cell office:value-type="string" calcext:value-type="string">
            <text:p>test choral bae exit</text:p>
          </table:table-cell>
          <table:table-cell office:value-type="string" calcext:value-type="string">
            <text:p>Da dah,</text:p>
            <text:p>Choral Bae pamit undur diri!</text:p>
          </table:table-cell>
          <table:table-cell table:number-columns-repeated="16380"/>
        </table:table-row>
        <table:table-row table:style-name="ro1" table:number-rows-repeated="2">
          <table:table-cell table:number-columns-repeated="16384"/>
        </table:table-row>
        <table:table-row table:style-name="ro1">
          <table:table-cell table:style-name="ce2" table:number-columns-repeated="2"/>
          <table:table-cell table:style-name="ce2" office:value-type="string" calcext:value-type="string">
            <text:p>DIALOG</text:p>
          </table:table-cell>
          <table:table-cell table:style-name="ce2" table:number-columns-repeated="16381"/>
        </table:table-row>
        <table:table-row table:style-name="ro1">
          <table:table-cell office:value-type="string" calcext:value-type="string">
            <text:p>Welcome home</text:p>
          </table:table-cell>
          <table:table-cell office:value-type="string" calcext:value-type="string">
            <text:p>WELCOMEHOME</text:p>
          </table:table-cell>
          <table:table-cell office:value-type="string" calcext:value-type="string">
            <text:p>Greeting sensor</text:p>
          </table:table-cell>
          <table:table-cell office:value-type="string" calcext:value-type="string">
            <text:p>Selamat datang kembali</text:p>
          </table:table-cell>
          <table:table-cell table:number-columns-repeated="16380"/>
        </table:table-row>
        <table:table-row table:style-name="ro1" table:number-rows-repeated="7">
          <table:table-cell table:number-columns-repeated="16384"/>
        </table:table-row>
        <table:table-row table:style-name="ro1">
          <table:table-cell table:style-name="ce2" table:number-columns-repeated="2"/>
          <table:table-cell table:style-name="ce2" office:value-type="string" calcext:value-type="string">
            <text:p>RANDOM</text:p>
          </table:table-cell>
          <table:table-cell table:style-name="ce2" table:number-columns-repeated="16381"/>
        </table:table-row>
        <table:table-row table:style-name="ro1">
          <table:table-cell table:number-columns-repeated="2"/>
          <table:table-cell office:value-type="string" calcext:value-type="string">
            <text:p>Scratchpad for Duke Nukem level of sus</text:p>
          </table:table-cell>
          <table:table-cell table:number-columns-repeated="16381"/>
        </table:table-row>
        <table:table-row table:style-name="ro1">
          <table:table-cell office:value-type="string" calcext:value-type="string">
            <text:p>Buttgun</text:p>
          </table:table-cell>
          <table:table-cell office:value-type="string" calcext:value-type="string">
            <text:p>FURBFG</text:p>
          </table:table-cell>
          <table:table-cell office:value-type="string" calcext:value-type="string">
            <text:p>BFG9000 Replaced in Korp’s Furdoom</text:p>
          </table:table-cell>
          <table:table-cell office:value-type="string" calcext:value-type="string">
            <text:p>Senapan Kentut</text:p>
          </table:table-cell>
          <table:table-cell table:number-columns-repeated="16380"/>
        </table:table-row>
        <table:table-row table:style-name="ro1">
          <table:table-cell office:value-type="string" calcext:value-type="string">
            <text:p>Goo Gun</text:p>
          </table:table-cell>
          <table:table-cell office:value-type="string" calcext:value-type="string">
            <text:p>FURROCKET</text:p>
          </table:table-cell>
          <table:table-cell office:value-type="string" calcext:value-type="string">
            <text:p>Rocket Launcher Replaced in Korp’s Furdoom</text:p>
          </table:table-cell>
          <table:table-cell office:value-type="string" calcext:value-type="string">
            <text:p>Peluncur Madu</text:p>
          </table:table-cell>
          <table:table-cell table:number-columns-repeated="16380"/>
        </table:table-row>
        <table:table-row table:style-name="ro1">
          <table:table-cell/>
          <table:table-cell office:value-type="string" calcext:value-type="string">
            <text:p>FURINCINERATOR</text:p>
          </table:table-cell>
          <table:table-cell office:value-type="string" calcext:value-type="string">
            <text:p>Uh.. what this replace if Furdoom when ID24?</text:p>
          </table:table-cell>
          <table:table-cell table:number-columns-repeated="16381"/>
        </table:table-row>
        <table:table-row table:style-name="ro1">
          <table:table-cell/>
          <table:table-cell office:value-type="string" calcext:value-type="string">
            <text:p>FURCALAMITY</text:p>
          </table:table-cell>
          <table:table-cell office:value-type="string" calcext:value-type="string">
            <text:p>And this too?</text:p>
          </table:table-cell>
          <table:table-cell table:number-columns-repeated="16381"/>
        </table:table-row>
        <table:table-row table:style-name="ro1" table:number-rows-repeated="8">
          <table:table-cell table:number-columns-repeated="16384"/>
        </table:table-row>
        <table:table-row table:style-name="ro1">
          <table:table-cell table:style-name="ce2" table:number-columns-repeated="2"/>
          <table:table-cell table:style-name="ce2" office:value-type="string" calcext:value-type="string">
            <text:p>Game Strings</text:p>
          </table:table-cell>
          <table:table-cell table:style-name="ce2" table:number-columns-repeated="16381"/>
        </table:table-row>
        <table:table-row table:style-name="ro1">
          <table:table-cell office:value-type="string" calcext:value-type="string">
            <text:p>Got the Mysterious Remote... What can I control with this?</text:p>
          </table:table-cell>
          <table:table-cell office:value-type="string" calcext:value-type="string">
            <text:p>BETA_BONUS3_R</text:p>
          </table:table-cell>
          <table:table-cell office:value-type="string" calcext:value-type="string">
            <text:p>Evil Sceptre pickup, replaced with a random remote arduino</text:p>
          </table:table-cell>
          <table:table-cell office:value-type="string" calcext:value-type="string">
            <text:p>Dapat sebuah Remot Misterius... Mau kendaliin apa ya?</text:p>
          </table:table-cell>
          <table:table-cell table:number-columns-repeated="16380"/>
        </table:table-row>
        <table:table-row table:style-name="ro1">
          <table:table-cell office:value-type="string" calcext:value-type="string">
            <text:p>Got the Suspicious Memory Card... Wonder what does this contain..</text:p>
          </table:table-cell>
          <table:table-cell office:value-type="string" calcext:value-type="string">
            <text:p>BETA_BONUS4_R</text:p>
          </table:table-cell>
          <table:table-cell office:value-type="string" calcext:value-type="string">
            <text:p>Unholy Bible pickup. Replaced with suspicious CF Express card containing suspicious files</text:p>
          </table:table-cell>
          <table:table-cell office:value-type="string" calcext:value-type="string">
            <text:p>Dapat sebuah Kartu Memori Mencurigakan... Apa isinya ya..</text:p>
          </table:table-cell>
          <table:table-cell table:number-columns-repeated="16380"/>
        </table:table-row>
        <table:table-row table:style-name="ro1" table:number-rows-repeated="6">
          <table:table-cell table:number-columns-repeated="16384"/>
        </table:table-row>
        <table:table-row table:style-name="ro1">
          <table:table-cell table:style-name="ce2" table:number-columns-repeated="2"/>
          <table:table-cell table:style-name="ce2" office:value-type="string" calcext:value-type="string">
            <text:p>Menu Strings</text:p>
          </table:table-cell>
          <table:table-cell table:style-name="ce2" table:number-columns-repeated="16381"/>
        </table:table-row>
        <table:table-row table:style-name="ro1">
          <table:table-cell office:value-type="string" calcext:value-type="string">
            <text:p>Mature Content</text:p>
          </table:table-cell>
          <table:table-cell office:value-type="string" calcext:value-type="string">
            <text:p>NSFWContentTitle</text:p>
          </table:table-cell>
          <table:table-cell/>
          <table:table-cell office:value-type="string" calcext:value-type="string">
            <text:p>Konten Dewasa</text:p>
          </table:table-cell>
          <table:table-cell table:number-columns-repeated="16380"/>
        </table:table-row>
        <table:table-row table:style-name="ro1">
          <table:table-cell office:value-type="string" calcext:value-type="string">
            <text:p>WARNING!: Must be biologically mature! Avoid turning this on at public place such as PC Cafe!</text:p>
          </table:table-cell>
          <table:table-cell office:value-type="string" calcext:value-type="string">
            <text:p>NSFWWarn</text:p>
          </table:table-cell>
          <table:table-cell/>
          <table:table-cell office:value-type="string" calcext:value-type="string">
            <text:p>PERHATIAN!: Wajib dewasa secara biologis! Hindari menyalakan opsi ini pada tempat publik seperti warnet!</text:p>
          </table:table-cell>
          <table:table-cell table:number-columns-repeated="16380"/>
        </table:table-row>
        <table:table-row table:style-name="ro1">
          <table:table-cell office:value-type="string" calcext:value-type="string">
            <text:p>Shake it Baby!</text:p>
          </table:table-cell>
          <table:table-cell office:value-type="string" calcext:value-type="string">
            <text:p>NSFWOn</text:p>
          </table:table-cell>
          <table:table-cell/>
          <table:table-cell office:value-type="string" calcext:value-type="string">
            <text:p>Ayo goyang sayang!</text:p>
          </table:table-cell>
          <table:table-cell table:number-columns-repeated="16380"/>
        </table:table-row>
        <table:table-row table:style-name="ro1">
          <table:table-cell office:value-type="string" calcext:value-type="string">
            <text:p>OFF</text:p>
          </table:table-cell>
          <table:table-cell office:value-type="string" calcext:value-type="string">
            <text:p>NSFWOff</text:p>
          </table:table-cell>
          <table:table-cell/>
          <table:table-cell office:value-type="string" calcext:value-type="string">
            <text:p>MATI</text:p>
          </table:table-cell>
          <table:table-cell table:number-columns-repeated="16380"/>
        </table:table-row>
        <table:table-row table:style-name="ro1">
          <table:table-cell office:value-type="string" calcext:value-type="string">
            <text:p>Experience will contain Sussy Baka!</text:p>
          </table:table-cell>
          <table:table-cell office:value-type="string" calcext:value-type="string">
            <text:p>NSFWDescOn</text:p>
          </table:table-cell>
          <table:table-cell/>
          <table:table-cell office:value-type="string" calcext:value-type="string">
            <text:p>Pengalaman akan mengandung Asemelehoy Uhuy!</text:p>
          </table:table-cell>
          <table:table-cell table:number-columns-repeated="16380"/>
        </table:table-row>
        <table:table-row table:style-name="ro1">
          <table:table-cell office:value-type="string" calcext:value-type="string">
            <text:p>Experience will be bland</text:p>
          </table:table-cell>
          <table:table-cell office:value-type="string" calcext:value-type="string">
            <text:p>NSFWDescOff</text:p>
          </table:table-cell>
          <table:table-cell/>
          <table:table-cell office:value-type="string" calcext:value-type="string">
            <text:p>Pengalaman akan menjadi bantet</text:p>
          </table:table-cell>
          <table:table-cell table:number-columns-repeated="16380"/>
        </table:table-row>
        <table:table-row table:style-name="ro1">
          <table:table-cell office:value-type="string" calcext:value-type="string">
            <text:p>You may need to load respective complementary PWADs in order to activate such part of the experience.</text:p>
          </table:table-cell>
          <table:table-cell office:value-type="string" calcext:value-type="string">
            <text:p>NSFWRequire</text:p>
          </table:table-cell>
          <table:table-cell/>
          <table:table-cell office:value-type="string" calcext:value-type="string">
            <text:p>Anda mungkin membutuhkan setiap PWAD tambahan yang sesuai untuk mengaktifkan bagian dari pengalaman tersebut</text:p>
          </table:table-cell>
          <table:table-cell table:number-columns-repeated="16380"/>
        </table:table-row>
        <table:table-row table:style-name="ro1">
          <table:table-cell office:value-type="string" calcext:value-type="string">
            <text:p>Settings to turn on FULL Experience</text:p>
          </table:table-cell>
          <table:table-cell office:value-type="string" calcext:value-type="string">
            <text:p>NSFWCaption</text:p>
          </table:table-cell>
          <table:table-cell/>
          <table:table-cell office:value-type="string" calcext:value-type="string">
            <text:p>Pengaturan untuk menyalakan Pengalaman PENUH</text:p>
          </table:table-cell>
          <table:table-cell table:number-columns-repeated="16380"/>
        </table:table-row>
        <table:table-row table:style-name="ro1">
          <table:table-cell office:value-type="string" calcext:value-type="string">
            <text:p>Parental Control</text:p>
          </table:table-cell>
          <table:table-cell office:value-type="string" calcext:value-type="string">
            <text:p>NSFWOptionSay</text:p>
          </table:table-cell>
          <table:table-cell/>
          <table:table-cell office:value-type="string" calcext:value-type="string">
            <text:p>Pengaturan Orang Tua</text:p>
          </table:table-cell>
          <table:table-cell table:number-columns-repeated="16380"/>
        </table:table-row>
        <table:table-row table:style-name="ro1" table:number-rows-repeated="7">
          <table:table-cell table:number-columns-repeated="16384"/>
        </table:table-row>
        <table:table-row table:style-name="ro1">
          <table:table-cell table:style-name="ce2" table:number-columns-repeated="2"/>
          <table:table-cell table:style-name="ce2" office:value-type="string" calcext:value-type="string">
            <text:p>QUIT MESSAGES</text:p>
          </table:table-cell>
          <table:table-cell table:style-name="ce2" table:number-columns-repeated="16381"/>
        </table:table-row>
        <table:table-row table:style-name="ro1">
          <table:table-cell table:style-name="Default" office:value-type="string" calcext:value-type="string">
            <text:p>Where’d you going?!</text:p>
          </table:table-cell>
          <table:table-cell table:style-name="Default" office:value-type="string" calcext:value-type="string">
            <text:p>WHERDGOING</text:p>
          </table:table-cell>
          <table:table-cell table:style-name="Default" office:value-type="string" calcext:value-type="string">
            <text:p>A Quit Message</text:p>
          </table:table-cell>
          <table:table-cell table:style-name="Default" office:value-type="string" calcext:value-type="string">
            <text:p>Mau kemana kamu?</text:p>
          </table:table-cell>
          <table:table-cell table:style-name="Default" table:number-columns-repeated="16380"/>
        </table:table-row>
        <table:table-row table:style-name="ro1">
          <table:table-cell table:style-name="Default" office:value-type="string" calcext:value-type="string">
            <text:p>Please comeback, who’s gonna accompany lonely me?!</text:p>
          </table:table-cell>
          <table:table-cell table:style-name="Default" office:value-type="string" calcext:value-type="string">
            <text:p>PLSBACKACC</text:p>
          </table:table-cell>
          <table:table-cell table:style-name="Default"/>
          <table:table-cell table:style-name="Default" office:value-type="string" calcext:value-type="string">
            <text:p>Plis balik lagi, ntar siapa mau nemenin aku kesepian nih?!</text:p>
          </table:table-cell>
          <table:table-cell table:style-name="Default" table:number-columns-repeated="16380"/>
        </table:table-row>
        <table:table-row table:style-name="ro1">
          <table:table-cell table:style-name="ce4" office:value-type="string" calcext:value-type="string">
            <text:p>Heads up! Worlds out there gone more cruel than those Bugs, Ethereals, Zombies, etc. Combined!</text:p>
          </table:table-cell>
          <table:table-cell table:style-name="Default" office:value-type="string" calcext:value-type="string">
            <text:p>HEADSUPTOXICITY</text:p>
          </table:table-cell>
          <table:table-cell table:style-name="Default" office:value-type="string" calcext:value-type="string">
            <text:p>Sequel to Freedoom’s quit message about Social Media Toxicity</text:p>
          </table:table-cell>
          <table:table-cell table:style-name="Default" office:value-type="string" calcext:value-type="string">
            <text:p>Hati-hati! Dunia sana lebih kejam dari Serangga, Ethereal, Zombie, dll. bersamaan!</text:p>
          </table:table-cell>
          <table:table-cell table:style-name="Default" table:number-columns-repeated="16380"/>
        </table:table-row>
        <table:table-row table:style-name="ro2">
          <table:table-cell table:style-name="Default" office:value-type="string" calcext:value-type="string">
            <text:p>Don’t forget to give us star on our</text:p>
            <text:p>$GITHBMBOH, thancc!</text:p>
          </table:table-cell>
          <table:table-cell table:style-name="Default" office:value-type="string" calcext:value-type="string">
            <text:p>GIVESTARMBOH</text:p>
          </table:table-cell>
          <table:table-cell table:style-name="Default" office:value-type="string" calcext:value-type="string">
            <text:p>Promotion of this Mod PWAD PK3 source code</text:p>
          </table:table-cell>
          <table:table-cell table:style-name="Default" office:value-type="string" calcext:value-type="string">
            <text:p>Jangan lupa kasih kita star ke GitHub kami</text:p>
            <text:p>$$GITHBMBOH, makasih!</text:p>
          </table:table-cell>
          <table:table-cell table:style-name="Default" table:number-columns-repeated="16380"/>
        </table:table-row>
        <table:table-row table:style-name="ro1">
          <table:table-cell table:style-name="Default" office:value-type="string" calcext:value-type="string">
            <text:p>Are you sure about that?!</text:p>
          </table:table-cell>
          <table:table-cell table:style-name="Default" office:value-type="string" calcext:value-type="string">
            <text:p>CENARUSAT</text:p>
          </table:table-cell>
          <table:table-cell table:style-name="Default" office:value-type="string" calcext:value-type="string">
            <text:p>John Cena’s meme of surprise meetup press</text:p>
          </table:table-cell>
          <table:table-cell table:style-name="Default" office:value-type="string" calcext:value-type="string">
            <text:p>Kau yakin dengan itu?</text:p>
          </table:table-cell>
          <table:table-cell table:style-name="Default" table:number-columns-repeated="16380"/>
        </table:table-row>
        <table:table-row table:style-name="ro10">
          <table:table-cell table:style-name="Default" office:value-type="string" calcext:value-type="string">
            <text:p>Folks, let’s not have a beef against.. Belko, for what he did against us.</text:p>
            <text:p>Never you shall, in any centuries.</text:p>
            <text:p>I know, License Checks (DRM). But still.</text:p>
            <text:p>Just so you know, If I was in his shoes, I’d just FUTO (No DRM yadi yada) &amp; use I am rich method instead,</text:p>
            <text:p>So that those who can pay pay now, Can’t, Just let the peck go until they can, etc. Why So Hard?</text:p>
            <text:p>Whatdya think?</text:p>
          </table:table-cell>
          <table:table-cell table:style-name="Default" office:value-type="string" calcext:value-type="string">
            <text:p>DTBEEF</text:p>
          </table:table-cell>
          <table:table-cell table:style-name="Default" office:value-type="string" calcext:value-type="string">
            <text:p>Delta Touch is an Android Doom Source Port Collections that collects infamous Doom Source ports</text:p>
            <text:p>Such as GZDoom, Zandronum, Vanilla Compatible &amp; Limit removings.</text:p>
            <text:p>Alas, this APK is Paid &amp; as of certain version, it has a nasty DRM that if you sparsdated it, it causes License Error.</text:p>
            <text:p>We no longer talking about certain descendants whose parent has oil refinery but cannot Credit Card any reason.</text:p>
            <text:p>We’re now talking about Ownership.</text:p>
            <text:p>However, as we scoured about this, we also found that Belko, as the developer of this collection was kind enough to give out vouchers to those who were unable to.</text:p>
            <text:p>Of course, we are suspicious to those recipients upon hearing the news, as this could be abused.</text:p>
            <text:p/>
            <text:p>For context, the App only costs USD 4.99 or about 50 Pts. (IDR 50 rb), </text:p>
            <text:p>However, there are nations with high living cost hence</text:p>
            <text:p>see this as USD 4999 and counting</text:p>
            <text:p/>
            <text:p>C’mon, do you really think those who lives there can even buy Chromebooks or pretty much just working cheap laptop just to GZDoom? I mean.. argh..</text:p>
          </table:table-cell>
          <table:table-cell table:style-name="Default" office:value-type="string" calcext:value-type="string">
            <text:p>Teman2, mari untuk tidak memiliki dendam terhadap.. Belko, atas apa yang telah ia perbuat terhadap kita.</text:p>
            <text:p>Tidak sekalipun, abad kapanpun.</text:p>
            <text:p>Ya tahu, Cek Lisensi (DRM). Tapi ya tetap saja.</text:p>
            <text:p>Asal kalian tahu, kalau aku seandainya jadi dia, paling aku FUTO-in aja (Tanpa DRM dsb,) &amp; pakai metode I am rich,</text:p>
            <text:p>Jadi yang bisa bayar bayar sekarang, gk bisa ya gpp sampai bisa akhirnya, dsb. Susah Amat?</text:p>
            <text:p>Gimana menurut kamu?</text:p>
          </table:table-cell>
          <table:table-cell table:style-name="Default" table:number-columns-repeated="16380"/>
        </table:table-row>
        <table:table-row table:style-name="ro7">
          <table:table-cell table:style-name="Default" office:value-type="string" calcext:value-type="string">
            <text:p>Jesus Christ on an Innova!</text:p>
            <text:p>I don’t pecking want to know anymore about that CEO shit. Nada!</text:p>
            <text:p>Ever since we delved here, still just there a freaking toxicity in this political matter</text:p>
            <text:p>UGH! Where the peck do we supposed to go again!? It’s been 200 Years!! and 1, idk. Lost count.</text:p>
          </table:table-cell>
          <table:table-cell table:style-name="Default" office:value-type="string" calcext:value-type="string">
            <text:p>MOORTOXIC</text:p>
          </table:table-cell>
          <table:table-cell table:style-name="Default" office:value-type="string" calcext:value-type="string">
            <text:p>Graf Zahl, the main contributor upon GZDoom (a continued fork of Zdoom), is known to be very toxic over something e.g. does not designed for his GZDoom, etc.</text:p>
            <text:p>Infamously, an incident occured when a Zdoom glitch test weren’t incompatible with the newer GZDoom. When Zahl should’ve been happy about this because it shows that those had fixed,</text:p>
            <text:p>He instead went into meltdown mode, resulting him labeled as Salty Member. The label were shortly removed and changed again to something else.</text:p>
            <text:p/>
            <text:p>Additionally, this message comes from Joel himself this 2025, where he stated his disappointment of this toxic situation in Doom community overall. He was also been a victim to this kind of toxicity,</text:p>
            <text:p>Including the ban from his beloved community that forever changed his brain. He expected better, but always remembered, since he was betrayed, there is no more expecting.</text:p>
            <text:p>And that’s the 200 years and 1. The date since his birth, to the day this was set in about 2100s</text:p>
          </table:table-cell>
          <table:table-cell table:style-name="Default" office:value-type="string" calcext:value-type="string">
            <text:p>Tuhan Yesus naik Kijang Innova!</text:p>
            <text:p>Gw gk tau lagi soal CEO gitu lagi, gk akan!</text:p>
            <text:p>Sejak kita masuk ini, masiiih aja toxicity dalam politik ini</text:p>
            <text:p>EGH! Tau mau kemana lagi habis itu? Udah 200 tahun loh!! ama 1, tahu. Dah lupa.</text:p>
          </table:table-cell>
          <table:table-cell table:style-name="Default" table:number-columns-repeated="16380"/>
        </table:table-row>
        <table:table-row table:style-name="ro4">
          <table:table-cell table:style-name="Default" office:value-type="string" calcext:value-type="string">
            <text:p>I just hope there is no Hollow right in Perkedel Cinematic Universe ever again. God, that’s scary.</text:p>
          </table:table-cell>
          <table:table-cell table:style-name="Default" office:value-type="string" calcext:value-type="string">
            <text:p>NOMOREHOLLOWPLS</text:p>
          </table:table-cell>
          <table:table-cell table:style-name="Default" office:value-type="string" calcext:value-type="string">
            <text:p>It has been 101 years around since the Hollow incident resolved. This Mboh endeavor was set 101 years after the Surreal Blender Meme x Zenless Zone Zero fangame.</text:p>
            <text:p>This references that success on the final level, where Lancaster &amp; friends destroyed the Hollow, which turns out a Virus rather than actual corrupting energy</text:p>
            <text:p>Similar with Demonic energy in Doom universes.</text:p>
            <text:p>Despite being just a Software on this PCU, it possess the same effect as the real one on ZZZ’s verse.</text:p>
            <text:p/>
            <text:p>Zenless Zone Zero is not Perkedel’s game. It’s a game from MiHoyo.</text:p>
          </table:table-cell>
          <table:table-cell table:style-name="Default" office:value-type="string" calcext:value-type="string">
            <text:p>Ku harap tidak ada Hollow2an lagi di Perkedel Cinematic Universe selamanya. Astaga, itu seram sekali.</text:p>
          </table:table-cell>
          <table:table-cell table:style-name="Default" table:number-columns-repeated="16380"/>
        </table:table-row>
        <table:table-row table:style-name="ro11">
          <table:table-cell table:style-name="Default" office:value-type="string" calcext:value-type="string">
            <text:p>Go ahead, quit.. and be a zombie of Ricing your Hyprland setup nonstop.</text:p>
          </table:table-cell>
          <table:table-cell table:style-name="Default" office:value-type="string" calcext:value-type="string">
            <text:p>HYPRLOCK</text:p>
          </table:table-cell>
          <table:table-cell table:style-name="Default" office:value-type="string" calcext:value-type="string">
            <text:p>Hyprland is a Desktop Environment powered by Wayland, for Linux distros.</text:p>
            <text:p>It offers full customizability, &amp; addon supports.</text:p>
            <text:p/>
            <text:p>Due to this, there are a whole lots of showcases of Linux Rice, that includes Hyprland amongst other customizable Desktop Environment, and some even upload</text:p>
            <text:p>That config files so they can apply &amp; modify it further.</text:p>
            <text:p>Of course, this is also an addiction point, which is configuring Desktop Environment (which again, called Ricing, named after other modifying things related to vehicles).</text:p>
            <text:p/>
            <text:p>Uses upset angers of typical Doom Quit Message.</text:p>
          </table:table-cell>
          <table:table-cell table:style-name="Default" office:value-type="string" calcext:value-type="string">
            <text:p>Yaudah, keluar. Trs jadilah zombie ngericing Hyprland-mu seumur hidup.</text:p>
          </table:table-cell>
          <table:table-cell table:style-name="Default" table:number-columns-repeated="16380"/>
        </table:table-row>
        <table:table-row table:style-name="ro1">
          <table:table-cell table:style-name="Default" office:value-type="string" calcext:value-type="string">
            <text:p>Don’t forget, save up, so you can buy DIY PC build kit.</text:p>
          </table:table-cell>
          <table:table-cell table:style-name="Default" office:value-type="string" calcext:value-type="string">
            <text:p>PCRAKITNABUNG</text:p>
          </table:table-cell>
          <table:table-cell table:style-name="Default" office:value-type="string" calcext:value-type="string">
            <text:p>A reminder so gamer save up money so they can buy PC components to build their own than having to play on an inferior hardwares</text:p>
          </table:table-cell>
          <table:table-cell table:style-name="Default" office:value-type="string" calcext:value-type="string">
            <text:p>Jangan lupa, nabung, biar bisa beli paket Rakit PC.</text:p>
          </table:table-cell>
          <table:table-cell table:style-name="Default" table:number-columns-repeated="16380"/>
        </table:table-row>
        <table:table-row table:style-name="ro8">
          <table:table-cell table:style-name="Default" office:value-type="string" calcext:value-type="string">
            <text:p>I don’t trust you anymore, you’re very toxic!</text:p>
            <text:p/>
            <text:p>Right?</text:p>
          </table:table-cell>
          <table:table-cell table:style-name="Default" office:value-type="string" calcext:value-type="string">
            <text:p>YOURETOXIC</text:p>
          </table:table-cell>
          <table:table-cell table:style-name="Default" office:value-type="string" calcext:value-type="string">
            <text:p>Since Arenod Sediron &amp; every Perkedel endorsed organization lived in isolation ever since the Sediron Masacre incident, these family has been locking themselves</text:p>
            <text:p>In their own house. They can buy new house &amp; touch grasses &amp; marbles, but of course, never trust strangers. From online, to even real life.</text:p>
            <text:p>Because no matter what, there is always a chance of betrayals, &amp; getting accepted into the family itself now is a once in a life privilege.</text:p>
            <text:p/>
            <text:p>Disclaimer: This may change in the actual 100 years, we’ll see. Also this message was suggested by Caliborn, therefore please direct your hate towards him, not us. He’s designed for it don’t worry.</text:p>
          </table:table-cell>
          <table:table-cell table:style-name="Default" office:value-type="string" calcext:value-type="string">
            <text:p>Aku tidak percaya kau, karena kau toxic!</text:p>
            <text:p/>
            <text:p>Ya kan?</text:p>
          </table:table-cell>
          <table:table-cell table:style-name="Default" table:number-columns-repeated="16380"/>
        </table:table-row>
        <table:table-row table:style-name="ro9">
          <table:table-cell table:style-name="Default" office:value-type="string" calcext:value-type="string">
            <text:p>Mirror mirror on the wall, who’s the fairest of all?</text:p>
            <text:p/>
            <text:p>Y for trash can</text:p>
            <text:p>N for me</text:p>
          </table:table-cell>
          <table:table-cell table:style-name="Default" office:value-type="string" calcext:value-type="string">
            <text:p>MIRRORWALL0</text:p>
          </table:table-cell>
          <table:table-cell table:style-name="Default" office:value-type="string" calcext:value-type="string">
            <text:p>Funny quit message in reference to Snow White, where Maleficent asked the mirror who’s the most beautiful.</text:p>
            <text:p/>
            <text:p>Spoiler alert in case Disney still proprietarize Snow White even already 100 years over (hence must PD): The mirror says Snow White.</text:p>
            <text:p>That’s why Maleficent made cyanide apple &amp; scammed Snow White to her demise.</text:p>
          </table:table-cell>
          <table:table-cell table:style-name="Default" office:value-type="string" calcext:value-type="string">
            <text:p>Oh cermin ajaib, siapakah yang paling cantik sedunia?</text:p>
            <text:p/>
            <text:p>Y untuk tong sampah</text:p>
            <text:p>N untuk saya</text:p>
          </table:table-cell>
          <table:table-cell table:style-name="Default" table:number-columns-repeated="16380"/>
        </table:table-row>
        <table:table-row table:style-name="ro9">
          <table:table-cell table:style-name="Default" office:value-type="string" calcext:value-type="string">
            <text:p>Mirror mirror on the wall, who’s the fairest of all?</text:p>
            <text:p/>
            <text:p>Y for me</text:p>
            <text:p>N for you</text:p>
          </table:table-cell>
          <table:table-cell table:style-name="Default" office:value-type="string" calcext:value-type="string">
            <text:p>MIRRORWALL1</text:p>
          </table:table-cell>
          <table:table-cell table:style-name="Default" office:value-type="string" calcext:value-type="string">
            <text:p>different alt outcome</text:p>
          </table:table-cell>
          <table:table-cell table:style-name="Default" office:value-type="string" calcext:value-type="string">
            <text:p>Oh cermin ajaib, siapakah yang paling cantik sedunia?</text:p>
            <text:p/>
            <text:p>Y untuk saya</text:p>
            <text:p>N untuk kamu</text:p>
          </table:table-cell>
          <table:table-cell table:style-name="Default" table:number-columns-repeated="16380"/>
        </table:table-row>
        <table:table-row table:style-name="ro3">
          <table:table-cell table:style-name="Default" office:value-type="string" calcext:value-type="string">
            <text:p>Just give it up!</text:p>
            <text:p>Rather than hit with paywallism to here there to the product not his own</text:p>
            <text:p>Just build the pecking PC!</text:p>
          </table:table-cell>
          <table:table-cell table:style-name="Default" office:value-type="string" calcext:value-type="string">
            <text:p>JUSTBUILDPC</text:p>
          </table:table-cell>
          <table:table-cell table:style-name="Default" office:value-type="string" calcext:value-type="string">
            <text:p>A stress telling Doomers who still stuck on inferior hardware to just head up buy more powerful PC building kit.</text:p>
            <text:p>Targeted to Doomers on some land XYZ who has just a phone with sparsdated Delta Touch Mod APK</text:p>
          </table:table-cell>
          <table:table-cell table:style-name="Default" office:value-type="string" calcext:value-type="string">
            <text:p>Udahlah!</text:p>
            <text:p>Daripada ribet kena urusan paywall2 terhadap produk yg jelas bukan punya dia</text:p>
            <text:p>Mending Rakit PC kocak!</text:p>
          </table:table-cell>
          <table:table-cell table:style-name="Default" table:number-columns-repeated="16380"/>
        </table:table-row>
        <table:table-row table:style-name="ro9">
          <table:table-cell table:style-name="Default" office:value-type="string" calcext:value-type="string">
            <text:p>Wear mask! Haha did I scare you?</text:p>
          </table:table-cell>
          <table:table-cell table:style-name="Default" office:value-type="string" calcext:value-type="string">
            <text:p>WEARMASKER</text:p>
          </table:table-cell>
          <table:table-cell table:style-name="Default" office:value-type="string" calcext:value-type="string">
            <text:p>Scary message to remember the time of VIRUS AGE XX20 Century 21st, which that one was COVID-19.</text:p>
            <text:p>As always, one of the protocol during this biological auto-war is to wear a closed respiratory mask, typically N-95 based &amp; full cover no out-respirator.</text:p>
            <text:p/>
            <text:p>I wonder what VIRUS AGE 2120 looks like &amp; what virus? Hmmm... XD!!!</text:p>
          </table:table-cell>
          <table:table-cell table:style-name="Default" office:value-type="string" calcext:value-type="string">
            <text:p>Pakai masker! Haha merinding ya?</text:p>
          </table:table-cell>
          <table:table-cell table:style-name="Default" table:number-columns-repeated="16380"/>
        </table:table-row>
        <table:table-row table:style-name="ro3">
          <table:table-cell table:style-name="Default" office:value-type="string" calcext:value-type="string">
            <text:p>Did you got banned from your beloved community?</text:p>
          </table:table-cell>
          <table:table-cell table:style-name="Default" office:value-type="string" calcext:value-type="string">
            <text:p>GOTBANNED</text:p>
          </table:table-cell>
          <table:table-cell table:style-name="Default" office:value-type="string" calcext:value-type="string">
            <text:p>Small question if you have been banned from either Doomworld, r/Doom, Zdoom forum, etc., just like Joel was on his Heartbeat community for the similar toxicity of the community?</text:p>
            <text:p/>
            <text:p>Disclaimer again: This was Caliborn’s idea. Probably by the time you dug this from some archive storage since 100 or so years, you don’t have idea what are those, but should feel it and relate with your current era of the situation.</text:p>
          </table:table-cell>
          <table:table-cell table:style-name="Default" office:value-type="string" calcext:value-type="string">
            <text:p>Apakah Anda telah diban dari komunitas Anda tercinta?</text:p>
          </table:table-cell>
          <table:table-cell table:style-name="Default" table:number-columns-repeated="16380"/>
        </table:table-row>
        <table:table-row table:style-name="ro3">
          <table:table-cell table:style-name="Default" office:value-type="string" calcext:value-type="string">
            <text:p>Press Y to poop non-stop</text:p>
          </table:table-cell>
          <table:table-cell table:style-name="Default" office:value-type="string" calcext:value-type="string">
            <text:p>QUITTOPOOP</text:p>
          </table:table-cell>
          <table:table-cell table:style-name="Default" office:value-type="string" calcext:value-type="string">
            <text:p>Another take of typical Doom Quit message in topics of Y to quit insult.</text:p>
            <text:p/>
            <text:p>This time it’s not Caliborn’s idea, but an anonymous Radiocomms faction fan, &amp; was a graduate student involving Caliborn as one of his lecturer during his years.</text:p>
          </table:table-cell>
          <table:table-cell table:style-name="Default" office:value-type="string" calcext:value-type="string">
            <text:p>Tekan Y untuk berak non-stop</text:p>
          </table:table-cell>
          <table:table-cell table:style-name="Default" table:number-columns-repeated="16380"/>
        </table:table-row>
        <table:table-row table:style-name="ro9">
          <table:table-cell table:style-name="Default" office:value-type="string" calcext:value-type="string">
            <text:p>Feel free to use even the most powerful AI &amp; various Inteligent Construct all you want,</text:p>
            <text:p>BUT DON’T CHEAT!!.</text:p>
            <text:p>Like.. type the command, attach the references, get the result &amp; call it a day?.., ew!!</text:p>
          </table:table-cell>
          <table:table-cell table:style-name="Default" office:value-type="string" calcext:value-type="string">
            <text:p>AINOCHEATPLS</text:p>
          </table:table-cell>
          <table:table-cell table:style-name="Default" office:value-type="string" calcext:value-type="string">
            <text:p>Since 2024, there has been alot surge of impostor creatives, which are the people who also claimed to be artist, but they’re using an AI tool</text:p>
            <text:p>That lets them get any image they want with just a word &amp; image references.</text:p>
            <text:p>The real artist are the only one who drew everything by hands and scratches, not vouching some robot to draw for them.</text:p>
            <text:p>Therefore, we cannot fully disagree with AI, like disagreeing Steam because it replaces Horses. There is also which one is cheating, and which one is assist.</text:p>
          </table:table-cell>
          <table:table-cell table:style-name="Default" office:value-type="string" calcext:value-type="string">
            <text:p>Silahkan pakai AI &amp; aneka ragam Inteligent Construct yang bahkan terkuat sekalipun semaumu,</text:p>
            <text:p>TAPI DILARANG CURANG!!.</text:p>
            <text:p>Kaya.. ketik perintah, sisipkan referensi, ambil hasil &amp; udah gitu?.., huek!!</text:p>
          </table:table-cell>
          <table:table-cell table:style-name="Default" table:number-columns-repeated="16380"/>
        </table:table-row>
        <table:table-row table:style-name="ro3">
          <table:table-cell table:style-name="Default" office:value-type="string" calcext:value-type="string">
            <text:p>Out there more scarier than all horror WADs combined you know..</text:p>
            <text:p>No, deadlier now instead. You make something, you’ve got hated,</text:p>
            <text:p>And then.. you know that! Heee!!!</text:p>
          </table:table-cell>
          <table:table-cell table:style-name="Default" office:value-type="string" calcext:value-type="string">
            <text:p>SCARIEROUTTHERE</text:p>
          </table:table-cell>
          <table:table-cell table:style-name="Default" office:value-type="string" calcext:value-type="string">
            <text:p>Probably a sequel to some Doom related quit message about scarier outside rumor</text:p>
          </table:table-cell>
          <table:table-cell table:style-name="Default" office:value-type="string" calcext:value-type="string">
            <text:p>Disana lebih menyeramkan daripada semua WAD horror tergabungkan loh..</text:p>
            <text:p>Eh, maksudnya mematikan sekarang. Lu buat, lu dibenci,</text:p>
            <text:p>Terus.. ya gitu! Hiiiy!!!</text:p>
          </table:table-cell>
          <table:table-cell table:style-name="Default" table:number-columns-repeated="16380"/>
        </table:table-row>
        <table:table-row table:style-name="ro4">
          <table:table-cell table:style-name="Default" office:value-type="string" calcext:value-type="string">
            <text:p>Jesus Christ, stop complaining!</text:p>
            <text:p>Just claim Delta Touch now! You bought Balatro for 100 Pts yesterday!</text:p>
            <text:p>Huh? What else too expensive? Again, this costs only 50 Pts., way lower than Balatro you’ve just successfully escaped from..</text:p>
          </table:table-cell>
          <table:table-cell table:style-name="Default" office:value-type="string" calcext:value-type="string">
            <text:p>ALREADYBALATRO</text:p>
          </table:table-cell>
          <table:table-cell table:style-name="Default" office:value-type="string" calcext:value-type="string">
            <text:p>Balatro costs about IDR 100rb on Steam, while Delta Touch around IDR 50rb on Google Play</text:p>
            <text:p/>
            <text:p>Balatro is a card poker themed rogue game, not to be confused with Texas Holdem Poker &amp; related. You draw card &amp; the result defines the point you got</text:p>
            <text:p>Reach enough point to kill the enemies &amp; bossess, called Blind. There are 2 Blinds &amp; 1 Boss Blind in a Stage called Ante.</text:p>
            <text:p>Somehow this is too addicting. Additives available too as mods you can apply to it just like Doom.</text:p>
            <text:p>I salute you for managing to escape. For those who never play Balatro, DO NOT!! not even mobile ones.</text:p>
          </table:table-cell>
          <table:table-cell table:style-name="Default" office:value-type="string" calcext:value-type="string">
            <text:p>Ya Tuhan, stop ngeluhnya!</text:p>
            <text:p>Beli aja Delta Touch sekarang! Elu malah beli Balatro kemarin 100 Pts.</text:p>
            <text:p>Hah? Apa lagi yg kemahalan? Nih sekali lagi, ini cuman 50 Pts., jauh lebih murah dari Balatro yang barusan lu lepas darinya..</text:p>
          </table:table-cell>
          <table:table-cell table:style-name="Default" table:number-columns-repeated="16380"/>
        </table:table-row>
        <table:table-row table:style-name="ro3">
          <table:table-cell table:style-name="Default" office:value-type="string" calcext:value-type="string">
            <text:p>Hey, better than you gamble online</text:p>
            <text:p>You buy Balatro &amp; Delta Touch, I think..</text:p>
            <text:p>Same deposit, no return, but no loss either.</text:p>
          </table:table-cell>
          <table:table-cell table:style-name="Default" office:value-type="string" calcext:value-type="string">
            <text:p>DRPDJUDIONLINE</text:p>
          </table:table-cell>
          <table:table-cell table:style-name="Default" office:value-type="string" calcext:value-type="string">
            <text:p>Online gambling is one of the world’s first problem plaguing desperate people of certain regions. Infact, it’s no longer just about financial outlook, but also</text:p>
            <text:p>Mental quotience too!</text:p>
          </table:table-cell>
          <table:table-cell table:style-name="Default" office:value-type="string" calcext:value-type="string">
            <text:p>Hei, daripada lu judi online</text:p>
            <text:p>Mendingan beli Balatro ama Delta Touch, kayanya..</text:p>
            <text:p>Sama depositnya, tanpa balik, tapi gk loss juga.</text:p>
          </table:table-cell>
          <table:table-cell table:style-name="Default" table:number-columns-repeated="16380"/>
        </table:table-row>
        <table:table-row table:style-name="ro2">
          <table:table-cell table:style-name="Default" office:value-type="string" calcext:value-type="string">
            <text:p>Don’t you say you still haven’t bought DOOM I + II rerelease, are you??!</text:p>
          </table:table-cell>
          <table:table-cell table:style-name="Default" office:value-type="string" calcext:value-type="string">
            <text:p>DIDNTBUYDOOMPACK</text:p>
          </table:table-cell>
          <table:table-cell table:style-name="Default" office:value-type="string" calcext:value-type="string">
            <text:p>You probably have bought that rerelease aren’t you? Maybe a good idea to accept the problem &amp; blend in for now </text:p>
            <text:p>(Delta Touch is not gratis despite it just collects Source ports &amp; optimize yadi yada &amp; that’s disappointing)</text:p>
          </table:table-cell>
          <table:table-cell table:style-name="Default" office:value-type="string" calcext:value-type="string">
            <text:p>Jangan bilang sampai hari ini lu masih belum beli perilisan ulang DOOM I + II, ya kan??!</text:p>
          </table:table-cell>
          <table:table-cell table:style-name="Default" table:number-columns-repeated="16380"/>
        </table:table-row>
        <table:table-row table:style-name="ro11">
          <table:table-cell table:style-name="Default" office:value-type="string" calcext:value-type="string">
            <text:p>Wait, you’re using Huawei? I hope the Aurora Store has implemented License Checks working..</text:p>
          </table:table-cell>
          <table:table-cell table:style-name="Default" office:value-type="string" calcext:value-type="string">
            <text:p>HUAWEIBANNED</text:p>
          </table:table-cell>
          <table:table-cell table:style-name="Default" office:value-type="string" calcext:value-type="string">
            <text:p>Huawei as of sometimes ago was banned by USA Government &amp; order every American to pull the plug against them, including Google</text:p>
            <text:p>Hence, no more Google Play anymore.</text:p>
            <text:p/>
            <text:p>If you buy Huawei now outside its origin (China), you maybe offered to install MicroG (open source alt Play Service) &amp; Aurora Store (alt Google Play Store).</text:p>
            <text:p>Of course, these combo are eternal development because Google is of course proprietary &amp; often changes how their API works.</text:p>
            <text:p/>
            <text:p>With this problem in mind, Delta Touch may not work in some cases, because they have DRM. </text:p>
            <text:p>APKs that do License Checks will use the API that taps into Google Play Store APK then validate your purchases.</text:p>
          </table:table-cell>
          <table:table-cell table:style-name="Default" office:value-type="string" calcext:value-type="string">
            <text:p>Bentar, lu pakai Huawei kan? Duh semoga Aurora Store udah bisa License Check nih..</text:p>
          </table:table-cell>
          <table:table-cell table:style-name="Default" table:number-columns-repeated="16380"/>
        </table:table-row>
        <table:table-row table:style-name="ro1">
          <table:table-cell table:style-name="Default" office:value-type="string" calcext:value-type="string">
            <text:p>Why so serious? How much a Starbuck coffee cost? 30 Pts. Somewhere?</text:p>
          </table:table-cell>
          <table:table-cell table:style-name="Default" office:value-type="string" calcext:value-type="string">
            <text:p>STARBUCKCOSTEQ</text:p>
          </table:table-cell>
          <table:table-cell table:style-name="Default" office:value-type="string" calcext:value-type="string">
            <text:p>You often bought Starbuck coffee alot right? Yet.. you still sparsdat alot of games to this very day? Oh, was it DRM?</text:p>
          </table:table-cell>
          <table:table-cell table:style-name="Default" office:value-type="string" calcext:value-type="string">
            <text:p>Kenapa serius? Berapa sih harga satu kopi Starbuck? Paling 30 Pts. Dimanalah gitu?</text:p>
          </table:table-cell>
          <table:table-cell table:style-name="Default" table:number-columns-repeated="16380"/>
        </table:table-row>
        <table:table-row table:style-name="ro3">
          <table:table-cell table:style-name="Default" office:value-type="string" calcext:value-type="string">
            <text:p>Look at those yee yee a’s setup. Only 2 speakers, a Headphone, cheap a’s blue switch keyboard &amp; cheap a’s Deathadder?</text:p>
            <text:p>Could’ve been much better with like.. 8 speakers, RX maximum, Basillisk or whatever custom &amp; bespoke keyboards etc.</text:p>
            <text:p>Jesus Christ, 170 Hz max? That’s too choppy!!</text:p>
          </table:table-cell>
          <table:table-cell table:style-name="Default" office:value-type="string" calcext:value-type="string">
            <text:p>SURROUNDLACK</text:p>
          </table:table-cell>
          <table:table-cell table:style-name="Default" office:value-type="string" calcext:value-type="string">
            <text:p>Inspired from a quit message of PopCap Heavy Weapon game</text:p>
          </table:table-cell>
          <table:table-cell table:style-name="Default" office:value-type="string" calcext:value-type="string">
            <text:p>Tuh lihat setup sampah lu. Cuman 2 speaker, Headphone, keyboard Blue Switch murahan &amp; Deathadder murahan?</text:p>
            <text:p>Masih bisa lbh baik pakai misal, 8 speaker, RX maximum, Basillisk atau custom macamlah &amp; keyboard custom dll.</text:p>
            <text:p>Astaga, maksimal 170 Hz? Gile itu patah2 sih!!</text:p>
          </table:table-cell>
          <table:table-cell table:style-name="Default" table:number-columns-repeated="16380"/>
        </table:table-row>
        <table:table-row table:style-name="ro1">
          <table:table-cell table:style-name="Default" office:value-type="string" calcext:value-type="string">
            <text:p>I like this game! Don’t mind if I do</text:p>
          </table:table-cell>
          <table:table-cell table:style-name="Default" office:value-type="string" calcext:value-type="string">
            <text:p>COPYTHEGAME</text:p>
          </table:table-cell>
          <table:table-cell table:style-name="Default" office:value-type="string" calcext:value-type="string">
            <text:p>Watch out! Don’t Copy officer would appear!!</text:p>
          </table:table-cell>
          <table:table-cell table:style-name="Default" office:value-type="string" calcext:value-type="string">
            <text:p>Saya suka game ini! Boleh gk ya</text:p>
          </table:table-cell>
          <table:table-cell table:style-name="Default" table:number-columns-repeated="16380"/>
        </table:table-row>
        <table:table-row table:style-name="ro1">
          <table:table-cell table:style-name="Default" office:value-type="string" calcext:value-type="string">
            <text:p>Only enemies calls us Facist</text:p>
          </table:table-cell>
          <table:table-cell table:style-name="Default" office:value-type="string" calcext:value-type="string">
            <text:p>CALLSUSFACIST</text:p>
          </table:table-cell>
          <table:table-cell table:style-name="Default" office:value-type="string" calcext:value-type="string">
            <text:p>Sometimes, the DNB opposition &amp; pretty much wokes in general would calls us that, while you see, how hypocritical, right?</text:p>
          </table:table-cell>
          <table:table-cell table:style-name="Default" office:value-type="string" calcext:value-type="string">
            <text:p>Hanya musuh yang menyebut kami Fasisme</text:p>
          </table:table-cell>
          <table:table-cell table:style-name="Default" table:number-columns-repeated="16380"/>
        </table:table-row>
        <table:table-row table:style-name="ro1">
          <table:table-cell table:style-name="Default" office:value-type="string" calcext:value-type="string">
            <text:p>I forgor</text:p>
          </table:table-cell>
          <table:table-cell table:style-name="Default" office:value-type="string" calcext:value-type="string">
            <text:p>IFORGOR</text:p>
          </table:table-cell>
          <table:table-cell table:style-name="Default" office:value-type="string" calcext:value-type="string">
            <text:p>Opposite of I rember</text:p>
          </table:table-cell>
          <table:table-cell table:style-name="Default" office:value-type="string" calcext:value-type="string">
            <text:p>Aku lupa</text:p>
          </table:table-cell>
          <table:table-cell table:style-name="Default" table:number-columns-repeated="16380"/>
        </table:table-row>
        <table:table-row table:style-name="ro3">
          <table:table-cell table:style-name="Default" office:value-type="string" calcext:value-type="string">
            <text:p>Woke Activists &amp; investors are planning an even worse &amp; cringiest ever nightmares!</text:p>
            <text:p/>
            <text:p>Press Y if you didn’t care</text:p>
          </table:table-cell>
          <table:table-cell table:style-name="Default" office:value-type="string" calcext:value-type="string">
            <text:p>WOKEINVESTORS</text:p>
          </table:table-cell>
          <table:table-cell table:style-name="Default" office:value-type="string" calcext:value-type="string">
            <text:p>Inspired from a Freedoom Quit Message about AGM’s investors planning worse nightmare</text:p>
          </table:table-cell>
          <table:table-cell table:style-name="Default" office:value-type="string" calcext:value-type="string">
            <text:p>Para aktivis wok-wak-wek-wok &amp; investor2nya sedang merencanakan sesuatu yg lebih parah &amp; yang paling jijik!</text:p>
            <text:p/>
            <text:p>Tekan Y bila Anda tidak peduli</text:p>
          </table:table-cell>
          <table:table-cell table:style-name="Default" table:number-columns-repeated="16380"/>
        </table:table-row>
        <table:table-row table:style-name="ro10">
          <table:table-cell table:style-name="Default" office:value-type="string" calcext:value-type="string">
            <text:p>Pls, don’t go to VRChat, ChilloutVR, or any meetup social media of that matter!</text:p>
            <text:p>Without POC License enforcement, it’s havoc! Worse than Hell, Hollows, &amp; Invasion combined!</text:p>
            <text:p>It’s no longer just about being Blocked, you know..</text:p>
          </table:table-cell>
          <table:table-cell table:style-name="Default" office:value-type="string" calcext:value-type="string">
            <text:p>SOCIALDANGEROUS</text:p>
          </table:table-cell>
          <table:table-cell table:style-name="Default" office:value-type="string" calcext:value-type="string">
            <text:p>Social media in general without government level / Radio-like of moderation is dangerous, Joel stated circa 2024</text:p>
            <text:p>Fun fact, as Arenod Sediron, Dasandim, &amp; friends passed this law, it of course causes backlash. And of course, they don’t turn back.</text:p>
            <text:p>&amp; turns out, the community becomes Ordered once again.</text:p>
            <text:p>Additionally, Arenod Sediron advised against registering or even engaging to any social media that does not ask your POC License.</text:p>
            <text:p/>
            <text:p>POC stands for PTT (Push to talk) over Celular, a type of Radiocomms where the radio goes over internet instead of conventional radio frequencies.</text:p>
            <text:p>Basically Discord with Push to Talk option.</text:p>
            <text:p/>
            <text:p>When Joel was been attacked numerous times, including the final blow that changed his brain, he established the idea where the social media are moderated</text:p>
            <text:p>Just like Frequency Radio.</text:p>
            <text:p>Where in Frequency Radio, License required in order to ensure use of wave done in manners &amp; no disturbances.</text:p>
            <text:p>Here, with Internet Comms, License shall be required in order not only to ensure rooms done in manners &amp; no disturbances, </text:p>
            <text:p>But also behaviours, equivalent to Driving License where it has tickets &amp; confiscation.</text:p>
          </table:table-cell>
          <table:table-cell table:style-name="Default" office:value-type="string" calcext:value-type="string">
            <text:p>Pls, jangan pergi ke VRChat, ChilloutVR, atau medsos bertemu apapun!</text:p>
            <text:p>Tanpa penegakan Lisensi POC, kacau dah! Lebih parah dari Neraka, Hollow, &amp; Invasi bersamaan!</text:p>
            <text:p>Ini bukan lagi soal Diblokir loh..</text:p>
          </table:table-cell>
          <table:table-cell table:style-name="Default" table:number-columns-repeated="16380"/>
        </table:table-row>
        <table:table-row table:style-name="ro2">
          <table:table-cell table:style-name="Default" office:value-type="string" calcext:value-type="string">
            <text:p>Don’t forget to praise Mima-sama every 30th of every month!</text:p>
            <text:p>NO, not religiously! I don’t even know who the hell is she.</text:p>
          </table:table-cell>
          <table:table-cell table:style-name="Default" office:value-type="string" calcext:value-type="string">
            <text:p>PRAISEMIMA</text:p>
          </table:table-cell>
          <table:table-cell table:style-name="Default" office:value-type="string" calcext:value-type="string">
            <text:p>From Russian Overkill’s moonspeak folder readme.</text:p>
          </table:table-cell>
          <table:table-cell table:style-name="Default" office:value-type="string" calcext:value-type="string">
            <text:p>Jangan lupa puji Mima-sama setiap hari 30 setiap bulannya!</text:p>
            <text:p>BUKAN, bukan secara agama! Gua gk tahu siapa tuh dia.</text:p>
          </table:table-cell>
          <table:table-cell table:style-name="Default" table:number-columns-repeated="16380"/>
        </table:table-row>
        <table:table-row table:style-name="ro3">
          <table:table-cell table:style-name="Default" office:value-type="string" calcext:value-type="string">
            <text:p>PECK NECK! My rights to ask even a donation broke!</text:p>
            <text:p>Might’ve placed anything with NC (No Commercial) here somewhere, FUUUUUUUUUUUUUUUUUUUU</text:p>
          </table:table-cell>
          <table:table-cell table:style-name="Default" office:value-type="string" calcext:value-type="string">
            <text:p>DONATRIGHTBROK</text:p>
          </table:table-cell>
          <table:table-cell table:style-name="Default" office:value-type="string" calcext:value-type="string">
            <text:p>We might make mistake of doing that. Idk if this is okay. Perhaps likely considering it’s just a mod designed to be stored as time capsule, </text:p>
            <text:p>and by maybe hundreds of years Joel may no longer exist here,</text:p>
            <text:p>Who knows?</text:p>
          </table:table-cell>
          <table:table-cell table:style-name="Default" office:value-type="string" calcext:value-type="string">
            <text:p>ARGH SIAL! Hak gue minta donasi ambyar!</text:p>
            <text:p>Kyknya ketaruh sesuatu yg NC (No Commercial / Dilarang Komersil) dimana dah tuh, ANNNNNNJJJJJJJJJJJJJ</text:p>
          </table:table-cell>
          <table:table-cell table:style-name="Default" table:number-columns-repeated="16380"/>
        </table:table-row>
        <table:table-row table:style-name="ro1">
          <table:table-cell table:style-name="Default" office:value-type="string" calcext:value-type="string">
            <text:p>Press Y to reassemble pumpkins back to 1 piece each</text:p>
          </table:table-cell>
          <table:table-cell table:style-name="Default" office:value-type="string" calcext:value-type="string">
            <text:p>UNSPISPOPD</text:p>
          </table:table-cell>
          <table:table-cell table:style-name="Default" office:value-type="string" calcext:value-type="string">
            <text:p>opposite of DOOM joke of Smashing Pumpkins Into Small Piles Of Putrid Debris</text:p>
          </table:table-cell>
          <table:table-cell table:style-name="Default" office:value-type="string" calcext:value-type="string">
            <text:p>Tekan Y untuk menyusun ulang labu masing2 jadi 1 lagi</text:p>
          </table:table-cell>
          <table:table-cell table:style-name="Default" table:number-columns-repeated="16380"/>
        </table:table-row>
        <table:table-row table:style-name="ro2">
          <table:table-cell table:style-name="Default" office:value-type="string" calcext:value-type="string">
            <text:p>This, is Elon Musk.</text:p>
            <text:p>Tesla’s Co-founder &amp; CEO.</text:p>
          </table:table-cell>
          <table:table-cell table:style-name="Default" office:value-type="string" calcext:value-type="string">
            <text:p>THISISELONMUSK</text:p>
          </table:table-cell>
          <table:table-cell table:style-name="Default" office:value-type="string" calcext:value-type="string">
            <text:p>Copypasta of the meme</text:p>
          </table:table-cell>
          <table:table-cell table:style-name="Default" office:value-type="string" calcext:value-type="string">
            <text:p>Beliau, adalah Elon Musk.</text:p>
            <text:p>Pendiri &amp; CEO Tesla.</text:p>
          </table:table-cell>
          <table:table-cell table:style-name="Default" table:number-columns-repeated="16380"/>
        </table:table-row>
        <table:table-row table:style-name="ro1">
          <table:table-cell table:style-name="Default" office:value-type="string" calcext:value-type="string">
            <text:p>btw, I use Arch</text:p>
          </table:table-cell>
          <table:table-cell table:style-name="Default" office:value-type="string" calcext:value-type="string">
            <text:p>ARCHBTW</text:p>
          </table:table-cell>
          <table:table-cell table:style-name="Default" office:value-type="string" calcext:value-type="string">
            <text:p>Arch copypasta</text:p>
          </table:table-cell>
          <table:table-cell table:style-name="Default" office:value-type="string" calcext:value-type="string">
            <text:p>btw, saya pakai Arch</text:p>
          </table:table-cell>
          <table:table-cell table:style-name="Default" table:number-columns-repeated="16380"/>
        </table:table-row>
        <table:table-row table:style-name="ro3">
          <table:table-cell table:style-name="Default" office:value-type="string" calcext:value-type="string">
            <text:p>RISC-V Shall rule the world, &amp; that’s a good thing!</text:p>
          </table:table-cell>
          <table:table-cell table:style-name="Default" office:value-type="string" calcext:value-type="string">
            <text:p>RISCVREIGNS</text:p>
          </table:table-cell>
          <table:table-cell table:style-name="Default" office:value-type="string" calcext:value-type="string">
            <text:p>RISC-V is one the latest RISC type CPU architecture. Unlike many, this one is Open Standard &amp; </text:p>
            <text:p>Anyone can build their own Core XYZ of this Architecture without</text:p>
            <text:p>Having to pay royalty to RISC-V body.</text:p>
          </table:table-cell>
          <table:table-cell table:style-name="Default" office:value-type="string" calcext:value-type="string">
            <text:p>RISC-V akan menguasai dunia, &amp; itu adalah hal baik!</text:p>
          </table:table-cell>
          <table:table-cell table:style-name="Default" table:number-columns-repeated="16380"/>
        </table:table-row>
        <table:table-row table:style-name="ro2">
          <table:table-cell table:style-name="Default" office:value-type="string" calcext:value-type="string">
            <text:p>When life gives you people, don’t build community!</text:p>
            <text:p>BUILD LEVELS!!!</text:p>
          </table:table-cell>
          <table:table-cell table:style-name="Default" office:value-type="string" calcext:value-type="string">
            <text:p>LEMONLEVEL</text:p>
          </table:table-cell>
          <table:table-cell table:style-name="Default" office:value-type="string" calcext:value-type="string">
            <text:p>Play of Portal’s Cave Johnson Combustible Lemon meme</text:p>
          </table:table-cell>
          <table:table-cell table:style-name="Default" office:value-type="string" calcext:value-type="string">
            <text:p>Saat hidup memberi anda seorang, jangan bangun komunitas!</text:p>
            <text:p>BANGUNLAH LEVEL!!!</text:p>
          </table:table-cell>
          <table:table-cell table:style-name="Default" table:number-columns-repeated="16380"/>
        </table:table-row>
        <table:table-row table:style-name="ro1">
          <table:table-cell table:style-name="Default" office:value-type="string" calcext:value-type="string">
            <text:p>What were you doing during this century?</text:p>
          </table:table-cell>
          <table:table-cell table:style-name="Default" office:value-type="string" calcext:value-type="string">
            <text:p>DOINGCENTURY</text:p>
          </table:table-cell>
          <table:table-cell table:style-name="Default" office:value-type="string" calcext:value-type="string">
            <text:p>100 years = 1 Century</text:p>
          </table:table-cell>
          <table:table-cell table:style-name="Default" office:value-type="string" calcext:value-type="string">
            <text:p>Apa yang telah Anda lakukan selama satu abad ini?</text:p>
          </table:table-cell>
          <table:table-cell table:style-name="Default" table:number-columns-repeated="16380"/>
        </table:table-row>
        <table:table-row table:style-name="ro1">
          <table:table-cell table:style-name="Default" office:value-type="string" calcext:value-type="string">
            <text:p>Is there now new job type finally after these ages?</text:p>
          </table:table-cell>
          <table:table-cell table:style-name="Default" office:value-type="string" calcext:value-type="string">
            <text:p>JOBHARD</text:p>
          </table:table-cell>
          <table:table-cell table:style-name="Default" office:value-type="string" calcext:value-type="string">
            <text:p>Unable to Job due to cliche &amp; still high mundanity</text:p>
          </table:table-cell>
          <table:table-cell table:style-name="Default" office:value-type="string" calcext:value-type="string">
            <text:p>Apakah akhirnya sudah ada pekerjaan jenis terbaru setelah ribuan tahun ini?</text:p>
          </table:table-cell>
          <table:table-cell table:style-name="Default" table:number-columns-repeated="16380"/>
        </table:table-row>
        <table:table-row table:style-name="ro9">
          <table:table-cell table:style-name="Default" office:value-type="string" calcext:value-type="string">
            <text:p>Did you know that Freedoom guy’s hand much stronger than Doomguy’s?</text:p>
            <text:p>Because Freedoom guy doesn’t even need brass knuckles.</text:p>
            <text:p>&amp; it even stays smooth after even countless berserks going on.</text:p>
            <text:p>Well, is Doomguy gonna be jealous?, lol!!</text:p>
          </table:table-cell>
          <table:table-cell table:style-name="Default" office:value-type="string" calcext:value-type="string">
            <text:p>NONEEDKNUCKLE</text:p>
          </table:table-cell>
          <table:table-cell table:style-name="Default" office:value-type="string" calcext:value-type="string">
            <text:p>In DOOM original, Hand weapon is Brass Knuckle, while in Freedoom is just Fist</text:p>
            <text:p>Makes me wonder why would this difference on its own could be so interesting.</text:p>
          </table:table-cell>
          <table:table-cell table:style-name="Default" office:value-type="string" calcext:value-type="string">
            <text:p>Tahukan Anda bahwa tangan abang Freedoom lebih kuat dibanding si tuan Doomguy?</text:p>
            <text:p>Karena abang Freedoom tidak butuh knuckle kuningan.</text:p>
            <text:p>&amp; bahkan masih tetap halus walaupun setelah berserk berkali2.</text:p>
            <text:p>Ya, apakah tuan Doomguy akan iri?, awowkwowkwow!!</text:p>
          </table:table-cell>
          <table:table-cell table:style-name="Default" table:number-columns-repeated="16380"/>
        </table:table-row>
        <table:table-row table:style-name="ro3">
          <table:table-cell table:style-name="Default" office:value-type="string" calcext:value-type="string">
            <text:p>Guess who’s included in the blame for Daisy’s Death?</text:p>
            <text:p/>
            <text:p>Indonesians.</text:p>
          </table:table-cell>
          <table:table-cell table:style-name="Default" office:value-type="string" calcext:value-type="string">
            <text:p>SATEKELINCI</text:p>
          </table:table-cell>
          <table:table-cell table:style-name="Default" office:value-type="string" calcext:value-type="string">
            <text:p>There is Rabbit skewer BBQ (Sate Kelinci) popular in Southeast Asia, such as Indonesia.</text:p>
          </table:table-cell>
          <table:table-cell table:style-name="Default" office:value-type="string" calcext:value-type="string">
            <text:p>Tebak siapa yang termasuk bersalah atas kematian Daisy?</text:p>
            <text:p/>
            <text:p>Orang2 Indonesia.</text:p>
          </table:table-cell>
          <table:table-cell table:style-name="Default" table:number-columns-repeated="16380"/>
        </table:table-row>
        <table:table-row table:style-name="ro7">
          <table:table-cell table:style-name="Default" office:value-type="string" calcext:value-type="string">
            <text:p>Never ever communicate with realm that does not enforce POC License</text:p>
          </table:table-cell>
          <table:table-cell table:style-name="Default" office:value-type="string" calcext:value-type="string">
            <text:p>AVOIDNOPOC</text:p>
          </table:table-cell>
          <table:table-cell table:style-name="Default" office:value-type="string" calcext:value-type="string">
            <text:p>POC License moderates your communication just like usual with classic Radiocomms, for Social Medias.</text:p>
            <text:p>Some people consider this enforcement a dictatorist due to its Radio-like strict rules.</text:p>
            <text:p>It was established thanks to Sediron massacre 2030. Dasandim parliament initially established somekind of moderation bill, but shortly then</text:p>
            <text:p>Handed over to Arenod Sediron, &amp; then DNB as a whole.</text:p>
            <text:p>Social Media or Special Platform that enforces this POC license results in a pipedream-like peaceful communication assuming the admins are good.</text:p>
            <text:p>Very contrast to regular Social Media that liberates almost everything </text:p>
            <text:p>(including Blocking, where POC License stress its rules &amp; punishment for abuse).</text:p>
          </table:table-cell>
          <table:table-cell table:style-name="Default" office:value-type="string" calcext:value-type="string">
            <text:p>Jangan pernah berkomunikasi di tempat tanpa penegakan Lisensi POC</text:p>
          </table:table-cell>
          <table:table-cell table:style-name="Default" table:number-columns-repeated="16380"/>
        </table:table-row>
        <table:table-row table:style-name="ro1">
          <table:table-cell table:style-name="Default" office:value-type="string" calcext:value-type="string">
            <text:p>Okay that was me, I’m sorry.</text:p>
          </table:table-cell>
          <table:table-cell table:style-name="Default" office:value-type="string" calcext:value-type="string">
            <text:p>THATWASME</text:p>
          </table:table-cell>
          <table:table-cell table:style-name="Default" office:value-type="string" calcext:value-type="string">
            <text:p>Elements above and below that does not corelate IRL means that’s likely from Perkedel Cinematic Universe &amp; somewhere</text:p>
          </table:table-cell>
          <table:table-cell table:style-name="Default" office:value-type="string" calcext:value-type="string">
            <text:p>Oke itu dari gw, maaf deh.</text:p>
          </table:table-cell>
          <table:table-cell table:style-name="Default" table:number-columns-repeated="16380"/>
        </table:table-row>
        <table:table-row table:style-name="ro12">
          <table:table-cell table:style-name="Default" office:value-type="string" calcext:value-type="string">
            <text:p>Did you know, Joel is a human?</text:p>
            <text:p>Yeah, the Protogen was just a costume,</text:p>
            <text:p>After reforming the Protogen world</text:p>
          </table:table-cell>
          <table:table-cell table:style-name="Default" office:value-type="string" calcext:value-type="string">
            <text:p>JOELISHUMAN</text:p>
          </table:table-cell>
          <table:table-cell table:style-name="Default" office:value-type="string" calcext:value-type="string">
            <text:p>Despite Joel being a Furry, he is not a thyren in actuallity both IRL &amp; Perkedel Cinematic Universe.</text:p>
            <text:p>The Protogen Reform comes from Surreal Blender Meme X Protogen fangame.</text:p>
            <text:p/>
            <text:p>Years after the Homestuck squad laid off as in the 2030 Harrasser Arrester Shutdown, they were bored doing their regular jobs.</text:p>
            <text:p>At night, when sleeping, suddenly they were lifted up like heaven, into Surreal Blender Meme realm. New commission to go to Protogen sub-realm.</text:p>
            <text:p>At first, these Protogens are happy, but behind it all, the queen (called just Queen) that leads is all is evil. </text:p>
            <text:p>Outcast &amp; callback the outcast, the Homestuck &amp; friends defeated the Queen &amp; took over the Protogen world.</text:p>
            <text:p>Liberated every single single gotchas in her licensing of the patent (same with IRL’s Protogen &amp; Primagen patents)</text:p>
            <text:p>&amp; Freed the thyrens from being experimented on.</text:p>
          </table:table-cell>
          <table:table-cell table:style-name="Default" office:value-type="string" calcext:value-type="string">
            <text:p>Tahukah Anda bahwa Joel itu manusia?</text:p>
            <text:p>Ya, Protogen itu hanyalah kostum,</text:p>
            <text:p>Bekas reformasi Dunia Protogen.</text:p>
          </table:table-cell>
          <table:table-cell table:style-name="Default" table:number-columns-repeated="16380"/>
        </table:table-row>
        <table:table-row table:style-name="ro2">
          <table:table-cell table:style-name="Default" office:value-type="string" calcext:value-type="string">
            <text:p>That’s not a clip you idiot!</text:p>
            <text:p>It’s a magazine, MAG!!!!</text:p>
          </table:table-cell>
          <table:table-cell table:style-name="Default" office:value-type="string" calcext:value-type="string">
            <text:p>NOTAGUNCLIP</text:p>
          </table:table-cell>
          <table:table-cell table:style-name="Default" office:value-type="string" calcext:value-type="string">
            <text:p>id glosarically mistakes small pistol bullet pack as a `Clip` instead of what looks like a `Magazine`.</text:p>
            <text:p>Reference to penguinz0’s criticism towards someone who also have gun but lacks the proper knowledge of gun terms.</text:p>
          </table:table-cell>
          <table:table-cell table:style-name="Default" office:value-type="string" calcext:value-type="string">
            <text:p>Itu bukan clip bodoh!</text:p>
            <text:p>Ini tuh magasin, MAG!!!</text:p>
          </table:table-cell>
          <table:table-cell table:style-name="Default" table:number-columns-repeated="16380"/>
        </table:table-row>
        <table:table-row table:style-name="ro2">
          <table:table-cell table:style-name="Default" office:value-type="string" calcext:value-type="string">
            <text:p>Keep Modding never stop!</text:p>
            <text:p>Until my datacenter explodes</text:p>
          </table:table-cell>
          <table:table-cell table:style-name="Default" office:value-type="string" calcext:value-type="string">
            <text:p>KEEPMODDING</text:p>
          </table:table-cell>
          <table:table-cell table:style-name="Default" office:value-type="string" calcext:value-type="string">
            <text:p>Joel likes to download everything, until it’s full to the brim. This is why he’s known for begging harddisks &amp; perma-storage disks.</text:p>
          </table:table-cell>
          <table:table-cell table:style-name="Default" office:value-type="string" calcext:value-type="string">
            <text:p>Teruslah modding jangan pernah berhenti!</text:p>
            <text:p>Sampai datacenter gw mbeledos</text:p>
          </table:table-cell>
          <table:table-cell table:style-name="Default" table:number-columns-repeated="16380"/>
        </table:table-row>
        <table:table-row table:style-name="ro2">
          <table:table-cell table:style-name="Default" office:value-type="string" calcext:value-type="string">
            <text:p>Yeah quit, &amp; also uninstall pls,</text:p>
            <text:p>You parentless dumbass..</text:p>
          </table:table-cell>
          <table:table-cell table:style-name="Default" office:value-type="string" calcext:value-type="string">
            <text:p>PARENTLESS</text:p>
          </table:table-cell>
          <table:table-cell table:style-name="Default" office:value-type="string" calcext:value-type="string">
            <text:p>Insult to toxic netizens who knows still behaves like it even 100 years over</text:p>
            <text:p>These toxics refered are those who always cause trouble &amp; huge nuisance to anything for no reason.</text:p>
          </table:table-cell>
          <table:table-cell table:style-name="Default" office:value-type="string" calcext:value-type="string">
            <text:p>Ya sono keluar, &amp; sekalian uninstall.</text:p>
            <text:p>Dasar kalian tak ber orang tua.</text:p>
          </table:table-cell>
          <table:table-cell table:style-name="Default" table:number-columns-repeated="16380"/>
        </table:table-row>
        <table:table-row table:style-name="ro3">
          <table:table-cell table:style-name="Default" office:value-type="string" calcext:value-type="string">
            <text:p>I was blocked because of a message I forgot</text:p>
            <text:p>It’s been long time ago.</text:p>
            <text:p>Yeah Cancel Culture! Woohoo!</text:p>
          </table:table-cell>
          <table:table-cell table:style-name="Default" office:value-type="string" calcext:value-type="string">
            <text:p>IWASHATED</text:p>
          </table:table-cell>
          <table:table-cell table:style-name="Default" office:value-type="string" calcext:value-type="string">
            <text:p>no need to explain. This was Caliborn’s fault! He set me up again by trying the controversial over &amp; over!</text:p>
          </table:table-cell>
          <table:table-cell table:style-name="Default" office:value-type="string" calcext:value-type="string">
            <text:p>Saya telah diblokir atas pesan yg saya udah lupa</text:p>
            <text:p>Dah dari lama kapan tahulah.</text:p>
            <text:p>Yeah Cancel Culture! Woohoo!</text:p>
          </table:table-cell>
          <table:table-cell table:style-name="Default" table:number-columns-repeated="16380"/>
        </table:table-row>
        <table:table-row table:style-name="ro2">
          <table:table-cell table:style-name="Default" office:value-type="string" calcext:value-type="string">
            <text:p>I’m afraid getting Terry-wadded into the politics again</text:p>
            <text:p>Better I peck this neck silently before I die lol.</text:p>
          </table:table-cell>
          <table:table-cell table:style-name="Default" office:value-type="string" calcext:value-type="string">
            <text:p>TERRYPOLITIC</text:p>
          </table:table-cell>
          <table:table-cell table:style-name="Default" office:value-type="string" calcext:value-type="string">
            <text:p>Trapped into a drama &amp; then abandon this whole rabbit hole again as a result. Better start plagiarism &amp; infringe this non-sensical copyright law</text:p>
            <text:p>That chokes creativity &amp; enjoyment</text:p>
          </table:table-cell>
          <table:table-cell table:style-name="Default" office:value-type="string" calcext:value-type="string">
            <text:p>Saya takut di Terry-wadkan ke politik itu lagi</text:p>
            <text:p>Mending gaslah diam2 sebelum meninggoy wkwk.</text:p>
          </table:table-cell>
          <table:table-cell table:style-name="Default" table:number-columns-repeated="16380"/>
        </table:table-row>
        <table:table-row table:style-name="ro1">
          <table:table-cell table:style-name="Default" office:value-type="string" calcext:value-type="string">
            <text:p>Peck neck, got TerryWADed again!</text:p>
          </table:table-cell>
          <table:table-cell table:style-name="Default" office:value-type="string" calcext:value-type="string">
            <text:p>GOTTERRYDRAMA</text:p>
          </table:table-cell>
          <table:table-cell table:style-name="Default" office:value-type="string" calcext:value-type="string">
            <text:p>Not just TerryWAD trap tho, somewhere else too.</text:p>
          </table:table-cell>
          <table:table-cell table:style-name="Default" office:value-type="string" calcext:value-type="string">
            <text:p>Anjay, kena TerryWAD lagi!</text:p>
          </table:table-cell>
          <table:table-cell table:style-name="Default" table:number-columns-repeated="16380"/>
        </table:table-row>
        <table:table-row table:style-name="ro1">
          <table:table-cell table:style-name="Default" office:value-type="string" calcext:value-type="string">
            <text:p>fcking hell, got taken down bro</text:p>
          </table:table-cell>
          <table:table-cell table:style-name="Default" office:value-type="string" calcext:value-type="string">
            <text:p>DOWNTOOKED</text:p>
          </table:table-cell>
          <table:table-cell table:style-name="Default" office:value-type="string" calcext:value-type="string">
            <text:p>File deleted due to drama whatever reason</text:p>
          </table:table-cell>
          <table:table-cell table:style-name="Default" office:value-type="string" calcext:value-type="string">
            <text:p>Ajg, di takedown coy</text:p>
          </table:table-cell>
          <table:table-cell table:style-name="Default" table:number-columns-repeated="16380"/>
        </table:table-row>
        <table:table-row table:style-name="ro3">
          <table:table-cell table:style-name="Default" office:value-type="string" calcext:value-type="string">
            <text:p>Have the hate, but make it a PWAD map gameplay TC.</text:p>
            <text:p>So I can see if you hate me for no reason.</text:p>
            <text:p>Then I viralize your bullsh8t politic to everyone thru Odysee &amp; YouTube.</text:p>
          </table:table-cell>
          <table:table-cell table:style-name="Default" office:value-type="string" calcext:value-type="string">
            <text:p>HAVETHEHATE</text:p>
          </table:table-cell>
          <table:table-cell table:style-name="Default" office:value-type="string" calcext:value-type="string">
            <text:p>People hates for reasons. There must be a way to shame it without being direct but has way more powerful shame impact back towards</text:p>
            <text:p>The perpetrator themselves doing so.</text:p>
          </table:table-cell>
          <table:table-cell table:style-name="Default" office:value-type="string" calcext:value-type="string">
            <text:p>Silahkan punya kepahitan, tapi buatlah jadi PWAD map gameplay TC.</text:p>
            <text:p>Supaya saya bisa lihat Anda benci saya entah napa.</text:p>
            <text:p>Terus viralin politik ta8 kudamu ke semuanya lewat Odysee &amp; YouTube.</text:p>
          </table:table-cell>
          <table:table-cell table:style-name="Default" table:number-columns-repeated="16380"/>
        </table:table-row>
        <table:table-row table:style-name="ro3">
          <table:table-cell table:style-name="Default" office:value-type="string" calcext:value-type="string">
            <text:p>Once upon a time, our government is corrupted</text:p>
            <text:p>Nowadays, it’s at its worst! YEY!</text:p>
            <text:p>Indonesia VantaBlack!</text:p>
          </table:table-cell>
          <table:table-cell table:style-name="Default" office:value-type="string" calcext:value-type="string">
            <text:p>CORRUPTTHENNOW</text:p>
          </table:table-cell>
          <table:table-cell table:style-name="Default" office:value-type="string" calcext:value-type="string">
            <text:p>Play at Indonesia Gelap campaign. Indonesia Gelap (Dark Indonesia) is a statementory campaign calling out the most corrupt &amp; egregious things</text:p>
            <text:p>Happened in Indonesia, e.g. where punishment bill pauses, and of course, corruptors are protected, leaving all society suffers as usual.</text:p>
          </table:table-cell>
          <table:table-cell table:style-name="Default" office:value-type="string" calcext:value-type="string">
            <text:p>Pada Jaman Dahulu Kala, pemerintah kita korup</text:p>
            <text:p>Sekarang, udah pas di terparahnya! YEY!</text:p>
            <text:p>Indonesia VantaBlack!</text:p>
          </table:table-cell>
          <table:table-cell table:style-name="Default" table:number-columns-repeated="16380"/>
        </table:table-row>
        <table:table-row table:style-name="ro4">
          <table:table-cell table:style-name="Default" office:value-type="string" calcext:value-type="string">
            <text:p>Same, I hate hard maps &amp; slaughterions too!</text:p>
            <text:p>But pls never downvote &amp; not to mention:</text:p>
            <text:p>Harrass the guy/gal that made it.</text:p>
            <text:p/>
            <text:p>DNB mission is to collect files.</text:p>
            <text:p>Not to find political clouts.</text:p>
          </table:table-cell>
          <table:table-cell table:style-name="Default" office:value-type="string" calcext:value-type="string">
            <text:p>IHATEHARDMAPS</text:p>
          </table:table-cell>
          <table:table-cell table:style-name="Default" office:value-type="string" calcext:value-type="string">
            <text:p>There are many hard mappacks too.</text:p>
            <text:p>But that never be the reason to make some big hot take podcast about those.</text:p>
            <text:p>Infact, why would you even watch such kind of thing?</text:p>
            <text:p>Don’t be like my dad, who always watch various kinds of hot heated podcast about A vs B.</text:p>
            <text:p>In front of everyone (big TV) even!</text:p>
          </table:table-cell>
          <table:table-cell table:style-name="Default" office:value-type="string" calcext:value-type="string">
            <text:p>Sama, gw juga benci Map susah &amp; slaughterions!</text:p>
            <text:p>Tapi mohon jgn pernah downvote, apalagi:</text:p>
            <text:p>Ancam siapapun yg bikin.</text:p>
            <text:p/>
            <text:p>Misi DNB adalah mengoleksi file.</text:p>
            <text:p>Bukan mencari sensasi politik</text:p>
          </table:table-cell>
          <table:table-cell table:style-name="Default" table:number-columns-repeated="16380"/>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id" fo:country="ID"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id" fo:country="ID"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Mata_20_Panah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number:currency-style style:name="N111P0" style:volatile="true">
      <number:currency-symbol number:language="id" number:country="ID">Rp</number:currency-symbol>
      <number:number number:decimal-places="2" number:min-decimal-places="2" number:min-integer-digits="1" number:grouping="true"/>
    </number:currency-style>
    <number:currency-style style:name="N111">
      <style:text-properties fo:color="#ff0000"/>
      <number:text>(</number:text>
      <number:currency-symbol number:language="id" number:country="ID">Rp</number:currency-symbol>
      <number:number number:decimal-places="2" number:min-decimal-places="2" number:min-integer-digits="1" number:grouping="true"/>
      <number:text>)</number:text>
      <style:map style:condition="value()&gt;=0" style:apply-style-name="N111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Mata_20_Panah_20_1" draw:display-name="Mata Panah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Halaman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07">00/00/0000</text:date>, <text:time style:data-style-name="N2" text:time-value="04:16:14.276000000">00:00:00</text:time></text:p>
        </style:region-right>
      </style:header>
      <style:header-left style:display="false"/>
      <style:header-first style:display="false"/>
      <style:footer>
        <text:p>Halaman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5.2$Windows_X86_64 LibreOffice_project/fddf2685c70b461e7832239a0162a77216259f22</meta:generator>
    <dc:date>2025-04-07T05:12:43.543000000</dc:date>
    <meta:editing-duration>P11DT5H26M56S</meta:editing-duration>
    <meta:editing-cycles>255</meta:editing-cycles>
    <dc:description>Translation file for Lah-Mboh Mod</dc:description>
    <dc:rights>Perkedel Technologies</dc:rights>
    <dc:title>Lah-Mboh Doom mod translation</dc:title>
    <meta:document-statistic meta:table-count="1" meta:cell-count="470" meta:object-count="0"/>
  </office:meta>
</office:document-meta>
</file>